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2_2">M</text:span><text:span text:style-name="_33_2">r</text:span><text:span text:style-name="_37_3">.</text:span><text:span text:style-name="_31_"> </text:span><text:span text:style-name="_34_4">S</text:span><text:span text:style-name="_36_3">p</text:span><text:span text:style-name="_31_9">e</text:span><text:span text:style-name="_35_0">a</text:span><text:span text:style-name="_37_5">k</text:span><text:span text:style-name="_31_3">e</text:span><text:span text:style-name="_33_4">r</text:span><text:span text:style-name="_36_3">,</text:span><text:span text:style-name="_31_"> </text:span><text:span text:style-name="_34_8">M</text:span><text:span text:style-name="_36_4">r</text:span><text:span text:style-name="_31_7">.</text:span><text:span text:style-name="_32_6"> </text:span><text:span text:style-name="_37_5">V</text:span><text:span text:style-name="_31_9">i</text:span><text:span text:style-name="_34_0">c</text:span><text:span text:style-name="_36_7">e</text:span><text:span text:style-name="_31_"> </text:span><text:span text:style-name="_34_7">P</text:span><text:span text:style-name="_36_0">r</text:span><text:span text:style-name="_32_3">e</text:span><text:span text:style-name="_34_2">s</text:span><text:span text:style-name="_35_9">i</text:span><text:span text:style-name="_32_3">d</text:span><text:span text:style-name="_34_8">e</text:span><text:span text:style-name="_35_9">n</text:span><text:span text:style-name="_31_0">t</text:span><text:span text:style-name="_33_3">,</text:span><text:span text:style-name="_35_1"> </text:span><text:span text:style-name="_31_9">M</text:span><text:span text:style-name="_34_7">e</text:span><text:span text:style-name="_36_7">m</text:span><text:span text:style-name="_32_4">b</text:span><text:span text:style-name="_33_8">e</text:span><text:span text:style-name="_37_3">r</text:span><text:span text:style-name="_39_">s</text:span><text:span text:style-name="_32_6"> </text:span><text:span text:style-name="_36_5">o</text:span><text:span text:style-name="_37_">f</text:span><text:span text:style-name="_32_6"> </text:span><text:span text:style-name="_36_2">C</text:span><text:span text:style-name="_32_4">o</text:span><text:span text:style-name="_34_3">n</text:span><text:span text:style-name="_36_7">g</text:span><text:span text:style-name="_31_3">r</text:span><text:span text:style-name="_35_0">e</text:span><text:span text:style-name="_36_7">s</text:span><text:span text:style-name="_38_">s</text:span><text:span text:style-name="_34_3">,</text:span><text:span text:style-name="_35_1"> </text:span><text:span text:style-name="_31_5">m</text:span><text:span text:style-name="_33_7">y</text:span><text:span text:style-name="_35_1"> </text:span><text:span text:style-name="_31_4">f</text:span><text:span text:style-name="_33_5">e</text:span><text:span text:style-name="_35_8">l</text:span><text:span text:style-name="_31_8">l</text:span><text:span text:style-name="_33_8">o</text:span><text:span text:style-name="_35_7">w</text:span><text:span text:style-name="_31_"> </text:span><text:span text:style-name="_33_8">A</text:span><text:span text:style-name="_35_7">m</text:span><text:span text:style-name="_31_9">e</text:span><text:span text:style-name="_34_4">r</text:span><text:span text:style-name="_36_3">i</text:span><text:span text:style-name="_39_">c</text:span><text:span text:style-name="_34_0">a</text:span><text:span text:style-name="_36_8">n</text:span><text:span text:style-name="_31_2">s</text:span><text:span text:style-name="_34_0">:</text:span></text:p>
      <text:p text:style-name="P1"><text:span text:style-name="_31_0">T</text:span><text:span text:style-name="_34_9">o</text:span><text:span text:style-name="_36_8">n</text:span><text:span text:style-name="_32_5">i</text:span><text:span text:style-name="_33_3">g</text:span><text:span text:style-name="_37_4">h</text:span><text:span text:style-name="_32_3">t</text:span><text:span text:style-name="_32_6"> </text:span><text:span text:style-name="_37_3">m</text:span><text:span text:style-name="_32_0">a</text:span><text:span text:style-name="_34_0">r</text:span><text:span text:style-name="_36_7">k</text:span><text:span text:style-name="_32_2">s</text:span><text:span text:style-name="_32_6"> </text:span><text:span text:style-name="_36_5">t</text:span><text:span text:style-name="_31_8">h</text:span><text:span text:style-name="_34_4">e</text:span><text:span text:style-name="_35_1"> </text:span><text:span text:style-name="_31_3">e</text:span><text:span text:style-name="_33_3">i</text:span><text:span text:style-name="_36_2">g</text:span><text:span text:style-name="_32_0">h</text:span><text:span text:style-name="_34_0">t</text:span><text:span text:style-name="_36_7">h</text:span><text:span text:style-name="_31_"> </text:span><text:span text:style-name="_34_5">y</text:span><text:span text:style-name="_37_4">e</text:span><text:span text:style-name="_31_8">a</text:span><text:span text:style-name="_33_9">r</text:span><text:span text:style-name="_35_1"> </text:span><text:span text:style-name="_31_5">t</text:span><text:span text:style-name="_34_5">h</text:span><text:span text:style-name="_37_0">a</text:span><text:span text:style-name="_31_3">t</text:span><text:span text:style-name="_32_6"> </text:span><text:span text:style-name="_35_9">I</text:span><text:span text:style-name="_32_3">'</text:span><text:span text:style-name="_34_2">v</text:span><text:span text:style-name="_37_3">e</text:span><text:span text:style-name="_31_"> </text:span><text:span text:style-name="_33_3">c</text:span><text:span text:style-name="_37_3">o</text:span><text:span text:style-name="_31_2">m</text:span><text:span text:style-name="_34_3">e</text:span><text:span text:style-name="_35_1"> </text:span><text:span text:style-name="_31_0">h</text:span><text:span text:style-name="_34_3">e</text:span><text:span text:style-name="_37_0">r</text:span><text:span text:style-name="_37_">e</text:span><text:span text:style-name="_32_6"> </text:span><text:span text:style-name="_35_9">t</text:span><text:span text:style-name="_32_3">o</text:span><text:span text:style-name="_32_6"> </text:span><text:span text:style-name="_37_3">r</text:span><text:span text:style-name="_39_">e</text:span><text:span text:style-name="_33_9">p</text:span><text:span text:style-name="_36_0">o</text:span><text:span text:style-name="_31_2">r</text:span><text:span text:style-name="_34_9">t</text:span><text:span text:style-name="_35_1"> </text:span><text:span text:style-name="_32_0">o</text:span><text:span text:style-name="_34_4">n</text:span><text:span text:style-name="_35_1"> </text:span><text:span text:style-name="_32_0">t</text:span><text:span text:style-name="_33_2">h</text:span><text:span text:style-name="_36_8">e</text:span><text:span text:style-name="_31_"> </text:span><text:span text:style-name="_33_5">S</text:span><text:span text:style-name="_36_7">t</text:span><text:span text:style-name="_38_">a</text:span><text:span text:style-name="_33_5">t</text:span><text:span text:style-name="_36_7">e</text:span><text:span text:style-name="_31_"> </text:span><text:span text:style-name="_35_0">o</text:span><text:span text:style-name="_37_2">f</text:span><text:span text:style-name="_31_"> </text:span><text:span text:style-name="_33_3">t</text:span><text:span text:style-name="_36_4">h</text:span><text:span text:style-name="_38_">e</text:span><text:span text:style-name="_32_6"> </text:span><text:span text:style-name="_37_3">U</text:span><text:span text:style-name="_37_">n</text:span><text:span text:style-name="_33_9">i</text:span><text:span text:style-name="_36_5">o</text:span><text:span text:style-name="_31_8">n</text:span><text:span text:style-name="_34_5">.</text:span><text:span text:style-name="_35_1"> </text:span><text:span text:style-name="_31_8">A</text:span><text:span text:style-name="_34_2">n</text:span><text:span text:style-name="_36_0">d</text:span><text:span text:style-name="_31_"> </text:span><text:span text:style-name="_33_3">f</text:span><text:span text:style-name="_36_2">o</text:span><text:span text:style-name="_31_5">r</text:span><text:span text:style-name="_32_6"> </text:span><text:span text:style-name="_37_2">t</text:span><text:span text:style-name="_39_">h</text:span><text:span text:style-name="_34_2">i</text:span><text:span text:style-name="_36_9">s</text:span><text:span text:style-name="_31_"> </text:span><text:span text:style-name="_33_2">f</text:span><text:span text:style-name="_35_7">i</text:span><text:span text:style-name="_31_7">n</text:span><text:span text:style-name="_33_4">a</text:span><text:span text:style-name="_36_5">l</text:span><text:span text:style-name="_31_"> </text:span><text:span text:style-name="_33_9">o</text:span><text:span text:style-name="_36_0">n</text:span><text:span text:style-name="_32_0">e</text:span><text:span text:style-name="_33_3">,</text:span><text:span text:style-name="_35_1"> </text:span><text:span text:style-name="_32_5">I</text:span><text:span text:style-name="_33_9">'</text:span><text:span text:style-name="_36_9">m</text:span><text:span text:style-name="_31_"> </text:span><text:span text:style-name="_33_5">g</text:span><text:span text:style-name="_35_7">o</text:span><text:span text:style-name="_31_7">i</text:span><text:span text:style-name="_34_3">n</text:span><text:span text:style-name="_37_4">g</text:span><text:span text:style-name="_31_"> </text:span><text:span text:style-name="_34_3">t</text:span><text:span text:style-name="_37_3">o</text:span><text:span text:style-name="_31_"> </text:span><text:span text:style-name="_33_9">t</text:span><text:span text:style-name="_36_4">r</text:span><text:span text:style-name="_31_4">y</text:span><text:span text:style-name="_32_6"> </text:span><text:span text:style-name="_36_0">t</text:span><text:span text:style-name="_31_8">o</text:span><text:span text:style-name="_32_6"> </text:span><text:span text:style-name="_36_2">m</text:span><text:span text:style-name="_31_4">a</text:span><text:span text:style-name="_33_3">k</text:span><text:span text:style-name="_37_2">e</text:span><text:span text:style-name="_31_"> </text:span><text:span text:style-name="_33_2">i</text:span><text:span text:style-name="_37_0">t</text:span><text:span text:style-name="_31_"> </text:span><text:span text:style-name="_34_4">a</text:span><text:span text:style-name="_35_1"> </text:span><text:span text:style-name="_31_5">l</text:span><text:span text:style-name="_34_9">i</text:span><text:span text:style-name="_36_5">t</text:span><text:span text:style-name="_31_7">t</text:span><text:span text:style-name="_35_0">l</text:span><text:span text:style-name="_37_3">e</text:span><text:span text:style-name="_31_"> </text:span><text:span text:style-name="_34_7">s</text:span><text:span text:style-name="_36_8">h</text:span><text:span text:style-name="_31_4">o</text:span><text:span text:style-name="_33_4">r</text:span><text:span text:style-name="_37_4">t</text:span><text:span text:style-name="_32_3">e</text:span><text:span text:style-name="_33_5">r</text:span><text:span text:style-name="_36_3">.</text:span><text:span text:style-name="_31_"> </text:span><text:span text:style-name="_34_3">I</text:span><text:span text:style-name="_35_1"> </text:span><text:span text:style-name="_31_7">k</text:span><text:span text:style-name="_33_4">n</text:span><text:span text:style-name="_35_7">o</text:span><text:span text:style-name="_32_2">w</text:span><text:span text:style-name="_32_6"> </text:span><text:span text:style-name="_36_2">s</text:span><text:span text:style-name="_39_">o</text:span><text:span text:style-name="_34_2">m</text:span><text:span text:style-name="_37_0">e</text:span><text:span text:style-name="_31_"> </text:span><text:span text:style-name="_33_9">o</text:span><text:span text:style-name="_36_5">f</text:span><text:span text:style-name="_31_"> </text:span><text:span text:style-name="_33_3">y</text:span><text:span text:style-name="_35_8">o</text:span><text:span text:style-name="_31_9">u</text:span><text:span text:style-name="_32_6"> </text:span><text:span text:style-name="_37_3">a</text:span><text:span text:style-name="_32_3">r</text:span><text:span text:style-name="_33_5">e</text:span><text:span text:style-name="_35_1"> </text:span><text:span text:style-name="_32_5">a</text:span><text:span text:style-name="_33_5">n</text:span><text:span text:style-name="_36_2">t</text:span><text:span text:style-name="_31_8">s</text:span><text:span text:style-name="_33_9">y</text:span><text:span text:style-name="_35_1"> </text:span><text:span text:style-name="_31_3">t</text:span><text:span text:style-name="_34_9">o</text:span><text:span text:style-name="_35_1"> </text:span><text:span text:style-name="_31_5">g</text:span><text:span text:style-name="_34_9">e</text:span><text:span text:style-name="_36_4">t</text:span><text:span text:style-name="_31_"> </text:span><text:span text:style-name="_33_2">b</text:span><text:span text:style-name="_35_9">a</text:span><text:span text:style-name="_31_5">c</text:span><text:span text:style-name="_34_4">k</text:span><text:span text:style-name="_35_1"> </text:span><text:span text:style-name="_31_8">t</text:span><text:span text:style-name="_33_8">o</text:span><text:span text:style-name="_35_1"> </text:span><text:span text:style-name="_38_">I</text:span><text:span text:style-name="_33_5">o</text:span><text:span text:style-name="_35_7">w</text:span><text:span text:style-name="_31_8">a</text:span><text:span text:style-name="_35_0">.</text:span><text:span text:style-name="_35_1"> </text:span><text:span text:style-name="_31_2">I</text:span><text:span text:style-name="_33_7">'</text:span><text:span text:style-name="_36_7">v</text:span><text:span text:style-name="_32_0">e</text:span><text:span text:style-name="_32_6"> </text:span><text:span text:style-name="_36_5">b</text:span><text:span text:style-name="_32_2">e</text:span><text:span text:style-name="_34_0">e</text:span><text:span text:style-name="_36_5">n</text:span><text:span text:style-name="_31_"> </text:span><text:span text:style-name="_34_5">t</text:span><text:span text:style-name="_35_8">h</text:span><text:span text:style-name="_32_3">e</text:span><text:span text:style-name="_33_2">r</text:span><text:span text:style-name="_37_4">e</text:span><text:span text:style-name="_32_3">.</text:span><text:span text:style-name="_32_6"> </text:span><text:span text:style-name="_36_4">I</text:span><text:span text:style-name="_31_4">'</text:span><text:span text:style-name="_33_3">l</text:span><text:span text:style-name="_36_8">l</text:span><text:span text:style-name="_31_"> </text:span><text:span text:style-name="_34_4">b</text:span><text:span text:style-name="_35_8">e</text:span><text:span text:style-name="_31_"> </text:span><text:span text:style-name="_34_7">s</text:span><text:span text:style-name="_37_2">h</text:span><text:span text:style-name="_38_">a</text:span><text:span text:style-name="_34_5">k</text:span><text:span text:style-name="_36_4">i</text:span><text:span text:style-name="_31_3">n</text:span><text:span text:style-name="_34_5">g</text:span><text:span text:style-name="_35_1"> </text:span><text:span text:style-name="_37_">h</text:span><text:span text:style-name="_33_8">a</text:span><text:span text:style-name="_36_3">n</text:span><text:span text:style-name="_31_0">d</text:span><text:span text:style-name="_33_3">s</text:span><text:span text:style-name="_35_1"> </text:span><text:span text:style-name="_31_8">a</text:span><text:span text:style-name="_33_9">f</text:span><text:span text:style-name="_37_3">t</text:span><text:span text:style-name="_39_">e</text:span><text:span text:style-name="_33_5">r</text:span><text:span text:style-name="_35_7">w</text:span><text:span text:style-name="_31_7">a</text:span><text:span text:style-name="_34_8">r</text:span><text:span text:style-name="_36_3">d</text:span><text:span text:style-name="_32_0">s</text:span><text:span text:style-name="_32_6"> </text:span><text:span text:style-name="_37_0">i</text:span><text:span text:style-name="_31_0">f</text:span><text:span text:style-name="_32_6"> </text:span><text:span text:style-name="_36_7">y</text:span><text:span text:style-name="_32_5">o</text:span><text:span text:style-name="_34_5">u</text:span><text:span text:style-name="_35_1"> </text:span><text:span text:style-name="_31_8">w</text:span><text:span text:style-name="_34_9">a</text:span><text:span text:style-name="_36_2">n</text:span><text:span text:style-name="_31_9">t</text:span><text:span text:style-name="_32_6"> </text:span><text:span text:style-name="_37_5">s</text:span><text:span text:style-name="_32_0">o</text:span><text:span text:style-name="_34_5">m</text:span><text:span text:style-name="_36_0">e</text:span><text:span text:style-name="_31_"> </text:span><text:span text:style-name="_33_9">t</text:span><text:span text:style-name="_36_9">i</text:span><text:span text:style-name="_31_3">p</text:span><text:span text:style-name="_34_2">s</text:span><text:span text:style-name="_36_5">.</text:span></text:p>
      <text:p text:style-name="P1"><text:span text:style-name="_31_0">A</text:span><text:span text:style-name="_34_0">n</text:span><text:span text:style-name="_36_3">d</text:span><text:span text:style-name="_31_"> </text:span><text:span text:style-name="_34_8">I</text:span><text:span text:style-name="_35_1"> </text:span><text:span text:style-name="_31_8">u</text:span><text:span text:style-name="_34_4">n</text:span><text:span text:style-name="_36_4">d</text:span><text:span text:style-name="_31_4">e</text:span><text:span text:style-name="_34_4">r</text:span><text:span text:style-name="_37_3">s</text:span><text:span text:style-name="_31_9">t</text:span><text:span text:style-name="_33_5">a</text:span><text:span text:style-name="_35_8">n</text:span><text:span text:style-name="_31_3">d</text:span><text:span text:style-name="_32_6"> </text:span><text:span text:style-name="_36_4">t</text:span><text:span text:style-name="_37_">h</text:span><text:span text:style-name="_34_3">a</text:span><text:span text:style-name="_36_4">t</text:span><text:span text:style-name="_31_"> </text:span><text:span text:style-name="_33_3">b</text:span><text:span text:style-name="_37_5">e</text:span><text:span text:style-name="_31_9">c</text:span><text:span text:style-name="_33_3">a</text:span><text:span text:style-name="_37_4">u</text:span><text:span text:style-name="_39_">s</text:span><text:span text:style-name="_33_7">e</text:span><text:span text:style-name="_35_1"> </text:span><text:span text:style-name="_32_3">i</text:span><text:span text:style-name="_34_9">t</text:span><text:span text:style-name="_36_7">'</text:span><text:span text:style-name="_32_4">s</text:span><text:span text:style-name="_32_6"> </text:span><text:span text:style-name="_36_3">a</text:span><text:span text:style-name="_32_5">n</text:span><text:span text:style-name="_32_6"> </text:span><text:span text:style-name="_36_7">e</text:span><text:span text:style-name="_31_8">l</text:span><text:span text:style-name="_34_8">e</text:span><text:span text:style-name="_36_0">c</text:span><text:span text:style-name="_31_7">t</text:span><text:span text:style-name="_33_3">i</text:span><text:span text:style-name="_37_0">o</text:span><text:span text:style-name="_38_">n</text:span><text:span text:style-name="_32_6"> </text:span><text:span text:style-name="_37_3">s</text:span><text:span text:style-name="_31_0">e</text:span><text:span text:style-name="_33_2">a</text:span><text:span text:style-name="_36_7">s</text:span><text:span text:style-name="_31_7">o</text:span><text:span text:style-name="_35_0">n</text:span><text:span text:style-name="_36_5">,</text:span><text:span text:style-name="_31_"> </text:span><text:span text:style-name="_33_4">e</text:span><text:span text:style-name="_36_0">x</text:span><text:span text:style-name="_32_3">p</text:span><text:span text:style-name="_33_7">e</text:span><text:span text:style-name="_35_8">c</text:span><text:span text:style-name="_31_7">t</text:span><text:span text:style-name="_34_8">a</text:span><text:span text:style-name="_37_2">t</text:span><text:span text:style-name="_37_">i</text:span><text:span text:style-name="_34_3">o</text:span><text:span text:style-name="_35_9">n</text:span><text:span text:style-name="_39_">s</text:span><text:span text:style-name="_32_6"> </text:span><text:span text:style-name="_36_0">f</text:span><text:span text:style-name="_32_4">o</text:span><text:span text:style-name="_35_0">r</text:span><text:span text:style-name="_35_1"> </text:span><text:span text:style-name="_32_4">w</text:span><text:span text:style-name="_33_9">h</text:span><text:span text:style-name="_37_4">a</text:span><text:span text:style-name="_32_0">t</text:span><text:span text:style-name="_32_6"> </text:span><text:span text:style-name="_37_5">w</text:span><text:span text:style-name="_31_9">e</text:span><text:span text:style-name="_32_6"> </text:span><text:span text:style-name="_37_4">w</text:span><text:span text:style-name="_32_3">i</text:span><text:span text:style-name="_34_2">l</text:span><text:span text:style-name="_36_4">l</text:span><text:span text:style-name="_31_"> </text:span><text:span text:style-name="_34_7">a</text:span><text:span text:style-name="_36_0">c</text:span><text:span text:style-name="_39_">h</text:span><text:span text:style-name="_33_4">i</text:span><text:span text:style-name="_37_2">e</text:span><text:span text:style-name="_38_">v</text:span><text:span text:style-name="_34_2">e</text:span><text:span text:style-name="_35_1"> </text:span><text:span text:style-name="_31_7">t</text:span><text:span text:style-name="_34_3">h</text:span><text:span text:style-name="_37_2">i</text:span><text:span text:style-name="_32_0">s</text:span><text:span text:style-name="_32_6"> </text:span><text:span text:style-name="_36_8">y</text:span><text:span text:style-name="_32_0">e</text:span><text:span text:style-name="_34_9">a</text:span><text:span text:style-name="_37_4">r</text:span><text:span text:style-name="_31_"> </text:span><text:span text:style-name="_34_5">a</text:span><text:span text:style-name="_36_3">r</text:span><text:span text:style-name="_38_">e</text:span><text:span text:style-name="_32_6"> </text:span><text:span text:style-name="_36_2">l</text:span><text:span text:style-name="_31_9">o</text:span><text:span text:style-name="_33_4">w</text:span><text:span text:style-name="_37_5">.</text:span><text:span text:style-name="_31_"> </text:span><text:span text:style-name="_35_0">B</text:span><text:span text:style-name="_37_4">u</text:span><text:span text:style-name="_37_">t</text:span><text:span text:style-name="_34_5">,</text:span><text:span text:style-name="_35_1"> </text:span><text:span text:style-name="_31_4">M</text:span><text:span text:style-name="_33_3">r</text:span><text:span text:style-name="_37_4">.</text:span><text:span text:style-name="_31_"> </text:span><text:span text:style-name="_33_5">S</text:span><text:span text:style-name="_35_8">p</text:span><text:span text:style-name="_32_0">e</text:span><text:span text:style-name="_33_7">a</text:span><text:span text:style-name="_37_2">k</text:span><text:span text:style-name="_32_0">e</text:span><text:span text:style-name="_33_9">r</text:span><text:span text:style-name="_36_0">,</text:span><text:span text:style-name="_31_"> </text:span><text:span text:style-name="_33_9">I</text:span><text:span text:style-name="_35_1"> </text:span><text:span text:style-name="_31_5">a</text:span><text:span text:style-name="_34_5">p</text:span><text:span text:style-name="_35_8">p</text:span><text:span text:style-name="_32_0">r</text:span><text:span text:style-name="_33_9">e</text:span><text:span text:style-name="_36_3">c</text:span><text:span text:style-name="_32_4">i</text:span><text:span text:style-name="_34_8">a</text:span><text:span text:style-name="_36_7">t</text:span><text:span text:style-name="_37_">e</text:span><text:span text:style-name="_32_6"> </text:span><text:span text:style-name="_36_4">t</text:span><text:span text:style-name="_38_">h</text:span><text:span text:style-name="_33_4">e</text:span><text:span text:style-name="_35_1"> </text:span><text:span text:style-name="_37_">c</text:span><text:span text:style-name="_33_9">o</text:span><text:span text:style-name="_36_3">n</text:span><text:span text:style-name="_32_0">s</text:span><text:span text:style-name="_33_9">t</text:span><text:span text:style-name="_36_2">r</text:span><text:span text:style-name="_31_8">u</text:span><text:span text:style-name="_34_5">c</text:span><text:span text:style-name="_37_4">t</text:span><text:span text:style-name="_31_9">i</text:span><text:span text:style-name="_34_4">v</text:span><text:span text:style-name="_36_7">e</text:span><text:span text:style-name="_31_"> </text:span><text:span text:style-name="_33_4">a</text:span><text:span text:style-name="_36_5">p</text:span><text:span text:style-name="_32_5">p</text:span><text:span text:style-name="_34_3">r</text:span><text:span text:style-name="_37_4">o</text:span><text:span text:style-name="_31_3">a</text:span><text:span text:style-name="_34_8">c</text:span><text:span text:style-name="_36_2">h</text:span><text:span text:style-name="_31_"> </text:span><text:span text:style-name="_34_9">t</text:span><text:span text:style-name="_37_3">h</text:span><text:span text:style-name="_37_">a</text:span><text:span text:style-name="_34_0">t</text:span><text:span text:style-name="_35_1"> </text:span><text:span text:style-name="_31_4">y</text:span><text:span text:style-name="_33_3">o</text:span><text:span text:style-name="_36_3">u</text:span><text:span text:style-name="_31_"> </text:span><text:span text:style-name="_33_5">a</text:span><text:span text:style-name="_35_7">n</text:span><text:span text:style-name="_32_2">d</text:span><text:span text:style-name="_32_6"> </text:span><text:span text:style-name="_36_4">t</text:span><text:span text:style-name="_38_">h</text:span><text:span text:style-name="_34_0">e</text:span><text:span text:style-name="_35_1"> </text:span><text:span text:style-name="_39_">o</text:span><text:span text:style-name="_33_3">t</text:span><text:span text:style-name="_36_7">h</text:span><text:span text:style-name="_31_7">e</text:span><text:span text:style-name="_33_5">r</text:span><text:span text:style-name="_35_1"> </text:span><text:span text:style-name="_31_2">l</text:span><text:span text:style-name="_33_2">e</text:span><text:span text:style-name="_36_4">a</text:span><text:span text:style-name="_32_5">d</text:span><text:span text:style-name="_33_7">e</text:span><text:span text:style-name="_37_3">r</text:span><text:span text:style-name="_32_4">s</text:span><text:span text:style-name="_32_6"> </text:span><text:span text:style-name="_35_8">t</text:span><text:span text:style-name="_32_0">o</text:span><text:span text:style-name="_33_9">o</text:span><text:span text:style-name="_36_2">k</text:span><text:span text:style-name="_31_"> </text:span><text:span text:style-name="_33_5">a</text:span><text:span text:style-name="_36_4">t</text:span><text:span text:style-name="_31_"> </text:span><text:span text:style-name="_34_4">t</text:span><text:span text:style-name="_36_5">h</text:span><text:span text:style-name="_32_5">e</text:span><text:span text:style-name="_32_6"> </text:span><text:span text:style-name="_35_7">e</text:span><text:span text:style-name="_31_0">n</text:span><text:span text:style-name="_33_9">d</text:span><text:span text:style-name="_35_1"> </text:span><text:span text:style-name="_31_8">o</text:span><text:span text:style-name="_34_9">f</text:span><text:span text:style-name="_35_1"> </text:span><text:span text:style-name="_31_0">l</text:span><text:span text:style-name="_34_2">a</text:span><text:span text:style-name="_36_9">s</text:span><text:span text:style-name="_31_9">t</text:span><text:span text:style-name="_32_6"> </text:span><text:span text:style-name="_36_7">y</text:span><text:span text:style-name="_31_4">e</text:span><text:span text:style-name="_34_7">a</text:span><text:span text:style-name="_37_2">r</text:span><text:span text:style-name="_31_"> </text:span><text:span text:style-name="_33_9">t</text:span><text:span text:style-name="_37_0">o</text:span><text:span text:style-name="_31_"> </text:span><text:span text:style-name="_33_4">p</text:span><text:span text:style-name="_35_8">a</text:span><text:span text:style-name="_39_">s</text:span><text:span text:style-name="_34_5">s</text:span><text:span text:style-name="_35_1"> </text:span><text:span text:style-name="_32_2">a</text:span><text:span text:style-name="_32_6"> </text:span><text:span text:style-name="_36_4">b</text:span><text:span text:style-name="_32_0">u</text:span><text:span text:style-name="_35_0">d</text:span><text:span text:style-name="_36_4">g</text:span><text:span text:style-name="_31_7">e</text:span><text:span text:style-name="_33_8">t</text:span><text:span text:style-name="_35_1"> </text:span><text:span text:style-name="_31_9">a</text:span><text:span text:style-name="_34_5">n</text:span><text:span text:style-name="_37_0">d</text:span><text:span text:style-name="_31_"> </text:span><text:span text:style-name="_34_0">m</text:span><text:span text:style-name="_36_8">a</text:span><text:span text:style-name="_38_">k</text:span><text:span text:style-name="_34_9">e</text:span><text:span text:style-name="_35_1"> </text:span><text:span text:style-name="_37_">t</text:span><text:span text:style-name="_34_9">a</text:span><text:span text:style-name="_36_0">x</text:span><text:span text:style-name="_31_"> </text:span><text:span text:style-name="_34_8">c</text:span><text:span text:style-name="_37_5">u</text:span><text:span text:style-name="_31_9">t</text:span><text:span text:style-name="_34_8">s</text:span><text:span text:style-name="_35_1"> </text:span><text:span text:style-name="_31_2">p</text:span><text:span text:style-name="_34_2">e</text:span><text:span text:style-name="_36_5">r</text:span><text:span text:style-name="_32_5">m</text:span><text:span text:style-name="_33_8">a</text:span><text:span text:style-name="_36_5">n</text:span><text:span text:style-name="_31_7">e</text:span><text:span text:style-name="_33_7">n</text:span><text:span text:style-name="_37_5">t</text:span><text:span text:style-name="_31_"> </text:span><text:span text:style-name="_34_0">f</text:span><text:span text:style-name="_35_8">o</text:span><text:span text:style-name="_31_3">r</text:span><text:span text:style-name="_32_6"> </text:span><text:span text:style-name="_36_0">w</text:span><text:span text:style-name="_32_5">o</text:span><text:span text:style-name="_34_8">r</text:span><text:span text:style-name="_35_8">k</text:span><text:span text:style-name="_31_9">i</text:span><text:span text:style-name="_34_5">n</text:span><text:span text:style-name="_36_5">g</text:span><text:span text:style-name="_31_"> </text:span><text:span text:style-name="_34_3">f</text:span><text:span text:style-name="_37_2">a</text:span><text:span text:style-name="_31_8">m</text:span><text:span text:style-name="_33_4">i</text:span><text:span text:style-name="_36_9">l</text:span><text:span text:style-name="_32_4">i</text:span><text:span text:style-name="_33_4">e</text:span><text:span text:style-name="_37_4">s</text:span><text:span text:style-name="_32_2">.</text:span><text:span text:style-name="_32_6"> </text:span><text:span text:style-name="_36_0">S</text:span><text:span text:style-name="_32_2">o</text:span><text:span text:style-name="_32_6"> </text:span><text:span text:style-name="_36_9">I</text:span><text:span text:style-name="_31_"> </text:span><text:span text:style-name="_34_5">h</text:span><text:span text:style-name="_36_7">o</text:span><text:span text:style-name="_32_0">p</text:span><text:span text:style-name="_33_4">e</text:span><text:span text:style-name="_35_1"> </text:span><text:span text:style-name="_31_9">w</text:span><text:span text:style-name="_34_0">e</text:span><text:span text:style-name="_35_1"> </text:span><text:span text:style-name="_31_9">c</text:span><text:span text:style-name="_34_5">a</text:span><text:span text:style-name="_36_0">n</text:span><text:span text:style-name="_31_"> </text:span><text:span text:style-name="_33_9">w</text:span><text:span text:style-name="_35_7">o</text:span><text:span text:style-name="_32_4">r</text:span><text:span text:style-name="_34_3">k</text:span><text:span text:style-name="_35_1"> </text:span><text:span text:style-name="_39_">t</text:span><text:span text:style-name="_33_3">o</text:span><text:span text:style-name="_35_7">g</text:span><text:span text:style-name="_31_2">e</text:span><text:span text:style-name="_33_2">t</text:span><text:span text:style-name="_36_4">h</text:span><text:span text:style-name="_31_4">e</text:span><text:span text:style-name="_33_5">r</text:span><text:span text:style-name="_35_1"> </text:span><text:span text:style-name="_31_3">t</text:span><text:span text:style-name="_33_8">h</text:span><text:span text:style-name="_37_5">i</text:span><text:span text:style-name="_32_3">s</text:span><text:span text:style-name="_32_6"> </text:span><text:span text:style-name="_36_2">y</text:span><text:span text:style-name="_32_5">e</text:span><text:span text:style-name="_33_9">a</text:span><text:span text:style-name="_36_7">r</text:span><text:span text:style-name="_31_"> </text:span><text:span text:style-name="_33_2">o</text:span><text:span text:style-name="_36_4">n</text:span><text:span text:style-name="_31_"> </text:span><text:span text:style-name="_34_8">s</text:span><text:span text:style-name="_37_2">o</text:span><text:span text:style-name="_39_">m</text:span><text:span text:style-name="_34_9">e</text:span><text:span text:style-name="_35_1"> </text:span><text:span text:style-name="_32_2">b</text:span><text:span text:style-name="_34_8">i</text:span><text:span text:style-name="_36_2">p</text:span><text:span text:style-name="_32_0">a</text:span><text:span text:style-name="_34_9">r</text:span><text:span text:style-name="_36_4">t</text:span><text:span text:style-name="_32_3">i</text:span><text:span text:style-name="_33_4">s</text:span><text:span text:style-name="_35_7">a</text:span><text:span text:style-name="_31_8">n</text:span><text:span text:style-name="_32_6"> </text:span><text:span text:style-name="_36_7">p</text:span><text:span text:style-name="_32_4">r</text:span><text:span text:style-name="_33_2">i</text:span><text:span text:style-name="_37_0">o</text:span><text:span text:style-name="_31_8">r</text:span><text:span text:style-name="_34_3">i</text:span><text:span text:style-name="_36_4">t</text:span><text:span text:style-name="_31_3">i</text:span><text:span text:style-name="_33_3">e</text:span><text:span text:style-name="_37_0">s</text:span><text:span text:style-name="_31_"> </text:span><text:span text:style-name="_34_2">l</text:span><text:span text:style-name="_36_7">i</text:span><text:span text:style-name="_31_9">k</text:span><text:span text:style-name="_34_4">e</text:span><text:span text:style-name="_35_1"> </text:span><text:span text:style-name="_37_">c</text:span><text:span text:style-name="_34_5">r</text:span><text:span text:style-name="_36_0">i</text:span><text:span text:style-name="_37_">m</text:span><text:span text:style-name="_34_7">i</text:span><text:span text:style-name="_35_7">n</text:span><text:span text:style-name="_31_3">a</text:span><text:span text:style-name="_34_8">l</text:span><text:span text:style-name="_35_1"> </text:span><text:span text:style-name="_31_0">j</text:span><text:span text:style-name="_34_2">u</text:span><text:span text:style-name="_36_9">s</text:span><text:span text:style-name="_31_8">t</text:span><text:span text:style-name="_33_5">i</text:span><text:span text:style-name="_36_3">c</text:span><text:span text:style-name="_39_">e</text:span><text:span text:style-name="_32_6"> </text:span><text:span text:style-name="_36_7">r</text:span><text:span text:style-name="_31_0">e</text:span><text:span text:style-name="_34_5">f</text:span><text:span text:style-name="_35_8">o</text:span><text:span text:style-name="_31_4">r</text:span><text:span text:style-name="_34_0">m</text:span><text:span text:style-name="_35_1"> </text:span><text:span text:style-name="_31_4">a</text:span><text:span text:style-name="_34_7">n</text:span><text:span text:style-name="_37_0">d</text:span><text:span text:style-name="_31_"> </text:span><text:span text:style-name="_34_8">h</text:span><text:span text:style-name="_37_4">e</text:span><text:span text:style-name="_32_4">l</text:span><text:span text:style-name="_34_0">p</text:span><text:span text:style-name="_36_3">i</text:span><text:span text:style-name="_31_2">n</text:span><text:span text:style-name="_34_3">g</text:span><text:span text:style-name="_35_1"> </text:span><text:span text:style-name="_32_0">p</text:span><text:span text:style-name="_33_8">e</text:span><text:span text:style-name="_37_5">o</text:span><text:span text:style-name="_31_2">p</text:span><text:span text:style-name="_34_0">l</text:span><text:span text:style-name="_37_5">e</text:span><text:span text:style-name="_31_"> </text:span><text:span text:style-name="_33_9">w</text:span><text:span text:style-name="_36_3">h</text:span><text:span text:style-name="_39_">o</text:span><text:span text:style-name="_32_6"> </text:span><text:span text:style-name="_37_0">a</text:span><text:span text:style-name="_31_3">r</text:span><text:span text:style-name="_34_2">e</text:span><text:span text:style-name="_35_1"> </text:span><text:span text:style-name="_39_">b</text:span><text:span text:style-name="_33_8">a</text:span><text:span text:style-name="_37_3">t</text:span><text:span text:style-name="_39_">t</text:span><text:span text:style-name="_34_8">l</text:span><text:span text:style-name="_36_2">i</text:span><text:span text:style-name="_31_8">n</text:span><text:span text:style-name="_34_8">g</text:span><text:span text:style-name="_35_1"> </text:span><text:span text:style-name="_32_5">p</text:span><text:span text:style-name="_33_5">r</text:span><text:span text:style-name="_36_8">e</text:span><text:span text:style-name="_32_5">s</text:span><text:span text:style-name="_33_4">c</text:span><text:span text:style-name="_36_5">r</text:span><text:span text:style-name="_31_0">i</text:span><text:span text:style-name="_34_5">p</text:span><text:span text:style-name="_36_8">t</text:span><text:span text:style-name="_32_3">i</text:span><text:span text:style-name="_34_8">o</text:span><text:span text:style-name="_36_3">n</text:span><text:span text:style-name="_31_"> </text:span><text:span text:style-name="_34_3">d</text:span><text:span text:style-name="_36_9">r</text:span><text:span text:style-name="_32_4">u</text:span><text:span text:style-name="_33_8">g</text:span><text:span text:style-name="_35_1"> </text:span><text:span text:style-name="_32_5">a</text:span><text:span text:style-name="_33_4">b</text:span><text:span text:style-name="_35_8">u</text:span><text:span text:style-name="_31_0">s</text:span><text:span text:style-name="_33_2">e</text:span><text:span text:style-name="_35_1"> </text:span><text:span text:style-name="_31_0">a</text:span><text:span text:style-name="_33_4">n</text:span><text:span text:style-name="_36_0">d</text:span><text:span text:style-name="_31_"> </text:span><text:span text:style-name="_34_2">h</text:span><text:span text:style-name="_37_3">e</text:span><text:span text:style-name="_37_">r</text:span><text:span text:style-name="_33_9">o</text:span><text:span text:style-name="_37_4">i</text:span><text:span text:style-name="_31_4">n</text:span><text:span text:style-name="_32_6"> </text:span><text:span text:style-name="_37_3">a</text:span><text:span text:style-name="_38_">b</text:span><text:span text:style-name="_33_4">u</text:span><text:span text:style-name="_37_5">s</text:span><text:span text:style-name="_31_5">e</text:span><text:span text:style-name="_34_5">.</text:span><text:span text:style-name="_35_1"> </text:span><text:span text:style-name="_32_5">S</text:span><text:span text:style-name="_33_7">o</text:span><text:span text:style-name="_37_2">,</text:span><text:span text:style-name="_31_"> </text:span><text:span text:style-name="_34_0">w</text:span><text:span text:style-name="_35_7">h</text:span><text:span text:style-name="_31_9">o</text:span><text:span text:style-name="_32_6"> </text:span><text:span text:style-name="_37_2">k</text:span><text:span text:style-name="_38_">n</text:span><text:span text:style-name="_34_2">o</text:span><text:span text:style-name="_37_2">w</text:span><text:span text:style-name="_31_8">s</text:span><text:span text:style-name="_34_7">,</text:span><text:span text:style-name="_35_1"> </text:span><text:span text:style-name="_31_0">w</text:span><text:span text:style-name="_33_5">e</text:span><text:span text:style-name="_35_1"> </text:span><text:span text:style-name="_32_5">m</text:span><text:span text:style-name="_34_0">i</text:span><text:span text:style-name="_36_7">g</text:span><text:span text:style-name="_31_2">h</text:span><text:span text:style-name="_34_3">t</text:span><text:span text:style-name="_35_1"> </text:span><text:span text:style-name="_31_5">s</text:span><text:span text:style-name="_33_9">u</text:span><text:span text:style-name="_37_2">r</text:span><text:span text:style-name="_37_">p</text:span><text:span text:style-name="_33_3">r</text:span><text:span text:style-name="_37_3">i</text:span><text:span text:style-name="_31_4">s</text:span><text:span text:style-name="_33_5">e</text:span><text:span text:style-name="_35_1"> </text:span><text:span text:style-name="_38_">t</text:span><text:span text:style-name="_34_3">h</text:span><text:span text:style-name="_35_8">e</text:span><text:span text:style-name="_31_"> </text:span><text:span text:style-name="_34_0">c</text:span><text:span text:style-name="_36_9">y</text:span><text:span text:style-name="_31_9">n</text:span><text:span text:style-name="_34_4">i</text:span><text:span text:style-name="_37_0">c</text:span><text:span text:style-name="_32_2">s</text:span><text:span text:style-name="_32_6"> </text:span><text:span text:style-name="_36_2">a</text:span><text:span text:style-name="_31_0">g</text:span><text:span text:style-name="_33_7">a</text:span><text:span text:style-name="_35_7">i</text:span><text:span text:style-name="_39_">n</text:span><text:span text:style-name="_34_8">.</text:span></text:p>
      <text:p text:style-name="P1"><text:span text:style-name="_31_8">B</text:span><text:span text:style-name="_33_9">u</text:span><text:span text:style-name="_35_9">t</text:span><text:span text:style-name="_31_"> </text:span><text:span text:style-name="_34_3">t</text:span><text:span text:style-name="_37_0">o</text:span><text:span text:style-name="_31_9">n</text:span><text:span text:style-name="_34_0">i</text:span><text:span text:style-name="_37_4">g</text:span><text:span text:style-name="_38_">h</text:span><text:span text:style-name="_33_5">t</text:span><text:span text:style-name="_36_5">,</text:span><text:span text:style-name="_31_"> </text:span><text:span text:style-name="_34_0">I</text:span><text:span text:style-name="_35_1"> </text:span><text:span text:style-name="_32_4">w</text:span><text:span text:style-name="_35_0">a</text:span><text:span text:style-name="_36_4">n</text:span><text:span text:style-name="_39_">t</text:span><text:span text:style-name="_32_6"> </text:span><text:span text:style-name="_36_8">t</text:span><text:span text:style-name="_38_">o</text:span><text:span text:style-name="_32_6"> </text:span><text:span text:style-name="_35_8">g</text:span><text:span text:style-name="_39_">o</text:span><text:span text:style-name="_32_6"> </text:span><text:span text:style-name="_36_3">e</text:span><text:span text:style-name="_31_8">a</text:span><text:span text:style-name="_33_5">s</text:span><text:span text:style-name="_36_4">y</text:span><text:span text:style-name="_31_"> </text:span><text:span text:style-name="_34_4">o</text:span><text:span text:style-name="_37_2">n</text:span><text:span text:style-name="_31_"> </text:span><text:span text:style-name="_33_2">t</text:span><text:span text:style-name="_37_3">h</text:span><text:span text:style-name="_32_3">e</text:span><text:span text:style-name="_32_6"> </text:span><text:span text:style-name="_37_0">t</text:span><text:span text:style-name="_39_">r</text:span><text:span text:style-name="_33_7">a</text:span><text:span text:style-name="_36_8">d</text:span><text:span text:style-name="_39_">i</text:span><text:span text:style-name="_33_9">t</text:span><text:span text:style-name="_35_7">i</text:span><text:span text:style-name="_31_2">o</text:span><text:span text:style-name="_34_0">n</text:span><text:span text:style-name="_36_4">a</text:span><text:span text:style-name="_32_3">l</text:span><text:span text:style-name="_32_6"> </text:span><text:span text:style-name="_37_2">l</text:span><text:span text:style-name="_31_2">i</text:span><text:span text:style-name="_35_0">s</text:span><text:span text:style-name="_37_4">t</text:span><text:span text:style-name="_31_"> </text:span><text:span text:style-name="_34_5">o</text:span><text:span text:style-name="_36_5">f</text:span><text:span text:style-name="_31_"> </text:span><text:span text:style-name="_34_8">p</text:span><text:span text:style-name="_37_2">r</text:span><text:span text:style-name="_32_5">o</text:span><text:span text:style-name="_33_4">p</text:span><text:span text:style-name="_35_7">o</text:span><text:span text:style-name="_31_4">s</text:span><text:span text:style-name="_34_2">a</text:span><text:span text:style-name="_36_8">l</text:span><text:span text:style-name="_37_">s</text:span><text:span text:style-name="_32_6"> </text:span><text:span text:style-name="_35_9">f</text:span><text:span text:style-name="_31_3">o</text:span><text:span text:style-name="_33_2">r</text:span><text:span text:style-name="_35_1"> </text:span><text:span text:style-name="_32_4">t</text:span><text:span text:style-name="_34_5">h</text:span><text:span text:style-name="_35_9">e</text:span><text:span text:style-name="_31_"> </text:span><text:span text:style-name="_34_9">y</text:span><text:span text:style-name="_37_5">e</text:span><text:span text:style-name="_32_4">a</text:span><text:span text:style-name="_33_7">r</text:span><text:span text:style-name="_35_1"> </text:span><text:span text:style-name="_32_2">a</text:span><text:span text:style-name="_34_4">h</text:span><text:span text:style-name="_36_3">e</text:span><text:span text:style-name="_32_0">a</text:span><text:span text:style-name="_34_8">d</text:span><text:span text:style-name="_36_8">.</text:span><text:span text:style-name="_31_"> </text:span><text:span text:style-name="_34_0">D</text:span><text:span text:style-name="_36_7">o</text:span><text:span text:style-name="_31_3">n</text:span><text:span text:style-name="_34_9">'</text:span><text:span text:style-name="_36_0">t</text:span><text:span text:style-name="_31_"> </text:span><text:span text:style-name="_33_8">w</text:span><text:span text:style-name="_37_3">o</text:span><text:span text:style-name="_31_7">r</text:span><text:span text:style-name="_34_3">r</text:span><text:span text:style-name="_36_3">y</text:span><text:span text:style-name="_31_5">,</text:span><text:span text:style-name="_32_6"> </text:span><text:span text:style-name="_36_3">I</text:span><text:span text:style-name="_31_2">'</text:span><text:span text:style-name="_33_2">v</text:span><text:span text:style-name="_35_9">e</text:span><text:span text:style-name="_31_"> </text:span><text:span text:style-name="_33_5">g</text:span><text:span text:style-name="_36_8">o</text:span><text:span text:style-name="_32_2">t</text:span><text:span text:style-name="_32_6"> </text:span><text:span text:style-name="_36_5">p</text:span><text:span text:style-name="_39_">l</text:span><text:span text:style-name="_33_5">e</text:span><text:span text:style-name="_36_9">n</text:span><text:span text:style-name="_32_0">t</text:span><text:span text:style-name="_33_5">y</text:span><text:span text:style-name="_36_8">,</text:span><text:span text:style-name="_31_"> </text:span><text:span text:style-name="_33_7">f</text:span><text:span text:style-name="_37_5">r</text:span><text:span text:style-name="_31_2">o</text:span><text:span text:style-name="_33_3">m</text:span><text:span text:style-name="_35_1"> </text:span><text:span text:style-name="_32_2">h</text:span><text:span text:style-name="_33_7">e</text:span><text:span text:style-name="_37_5">l</text:span><text:span text:style-name="_37_">p</text:span><text:span text:style-name="_34_3">i</text:span><text:span text:style-name="_36_2">n</text:span><text:span text:style-name="_39_">g</text:span><text:span text:style-name="_32_6"> </text:span><text:span text:style-name="_36_5">s</text:span><text:span text:style-name="_31_4">t</text:span><text:span text:style-name="_34_4">u</text:span><text:span text:style-name="_35_8">d</text:span><text:span text:style-name="_31_8">e</text:span><text:span text:style-name="_33_3">n</text:span><text:span text:style-name="_36_2">t</text:span><text:span text:style-name="_31_0">s</text:span><text:span text:style-name="_32_6"> </text:span><text:span text:style-name="_36_2">l</text:span><text:span text:style-name="_38_">e</text:span><text:span text:style-name="_33_9">a</text:span><text:span text:style-name="_36_8">r</text:span><text:span text:style-name="_31_2">n</text:span><text:span text:style-name="_32_6"> </text:span><text:span text:style-name="_35_8">t</text:span><text:span text:style-name="_31_5">o</text:span><text:span text:style-name="_32_6"> </text:span><text:span text:style-name="_37_4">w</text:span><text:span text:style-name="_31_4">r</text:span><text:span text:style-name="_34_5">i</text:span><text:span text:style-name="_36_7">t</text:span><text:span text:style-name="_32_4">e</text:span><text:span text:style-name="_32_6"> </text:span><text:span text:style-name="_36_5">c</text:span><text:span text:style-name="_31_8">o</text:span><text:span text:style-name="_34_5">m</text:span><text:span text:style-name="_35_9">p</text:span><text:span text:style-name="_31_0">u</text:span><text:span text:style-name="_34_7">t</text:span><text:span text:style-name="_36_2">e</text:span><text:span text:style-name="_31_3">r</text:span><text:span text:style-name="_32_6"> </text:span><text:span text:style-name="_37_0">c</text:span><text:span text:style-name="_31_7">o</text:span><text:span text:style-name="_33_4">d</text:span><text:span text:style-name="_35_9">e</text:span><text:span text:style-name="_31_"> </text:span><text:span text:style-name="_34_3">t</text:span><text:span text:style-name="_37_4">o</text:span><text:span text:style-name="_31_"> </text:span><text:span text:style-name="_34_3">p</text:span><text:span text:style-name="_36_5">e</text:span><text:span text:style-name="_39_">r</text:span><text:span text:style-name="_33_3">s</text:span><text:span text:style-name="_36_4">o</text:span><text:span text:style-name="_31_7">n</text:span><text:span text:style-name="_33_4">a</text:span><text:span text:style-name="_37_2">l</text:span><text:span text:style-name="_31_9">i</text:span><text:span text:style-name="_34_9">z</text:span><text:span text:style-name="_36_2">i</text:span><text:span text:style-name="_31_4">n</text:span><text:span text:style-name="_33_9">g</text:span><text:span text:style-name="_35_1"> </text:span><text:span text:style-name="_32_3">m</text:span><text:span text:style-name="_33_8">e</text:span><text:span text:style-name="_36_4">d</text:span><text:span text:style-name="_31_9">i</text:span><text:span text:style-name="_35_0">c</text:span><text:span text:style-name="_36_9">a</text:span><text:span text:style-name="_31_8">l</text:span><text:span text:style-name="_32_6"> </text:span><text:span text:style-name="_36_2">t</text:span><text:span text:style-name="_38_">r</text:span><text:span text:style-name="_34_2">e</text:span><text:span text:style-name="_36_5">a</text:span><text:span text:style-name="_39_">t</text:span><text:span text:style-name="_33_8">m</text:span><text:span text:style-name="_36_7">e</text:span><text:span text:style-name="_38_">n</text:span><text:span text:style-name="_35_0">t</text:span><text:span text:style-name="_36_3">s</text:span><text:span text:style-name="_31_"> </text:span><text:span text:style-name="_33_3">f</text:span><text:span text:style-name="_35_9">o</text:span><text:span text:style-name="_32_5">r</text:span><text:span text:style-name="_32_6"> </text:span><text:span text:style-name="_37_4">p</text:span><text:span text:style-name="_31_3">a</text:span><text:span text:style-name="_33_9">t</text:span><text:span text:style-name="_37_5">i</text:span><text:span text:style-name="_32_5">e</text:span><text:span text:style-name="_35_0">n</text:span><text:span text:style-name="_37_5">t</text:span><text:span text:style-name="_38_">s</text:span><text:span text:style-name="_33_3">.</text:span><text:span text:style-name="_35_1"> </text:span><text:span text:style-name="_32_4">A</text:span><text:span text:style-name="_34_0">n</text:span><text:span text:style-name="_36_9">d</text:span><text:span text:style-name="_31_"> </text:span><text:span text:style-name="_34_9">I</text:span><text:span text:style-name="_35_1"> </text:span><text:span text:style-name="_31_0">w</text:span><text:span text:style-name="_34_9">i</text:span><text:span text:style-name="_35_9">l</text:span><text:span text:style-name="_31_9">l</text:span><text:span text:style-name="_32_6"> </text:span><text:span text:style-name="_35_8">k</text:span><text:span text:style-name="_31_2">e</text:span><text:span text:style-name="_34_5">e</text:span><text:span text:style-name="_36_3">p</text:span><text:span text:style-name="_31_"> </text:span><text:span text:style-name="_34_3">p</text:span><text:span text:style-name="_36_8">u</text:span><text:span text:style-name="_32_4">s</text:span><text:span text:style-name="_33_7">h</text:span><text:span text:style-name="_36_0">i</text:span><text:span text:style-name="_31_9">n</text:span><text:span text:style-name="_34_7">g</text:span><text:span text:style-name="_35_1"> </text:span><text:span text:style-name="_31_2">f</text:span><text:span text:style-name="_33_5">o</text:span><text:span text:style-name="_35_9">r</text:span><text:span text:style-name="_31_"> </text:span><text:span text:style-name="_33_2">p</text:span><text:span text:style-name="_36_9">r</text:span><text:span text:style-name="_38_">o</text:span><text:span text:style-name="_33_9">g</text:span><text:span text:style-name="_37_3">r</text:span><text:span text:style-name="_32_3">e</text:span><text:span text:style-name="_34_3">s</text:span><text:span text:style-name="_37_2">s</text:span><text:span text:style-name="_31_"> </text:span><text:span text:style-name="_33_9">o</text:span><text:span text:style-name="_36_3">n</text:span><text:span text:style-name="_31_"> </text:span><text:span text:style-name="_33_7">t</text:span><text:span text:style-name="_37_0">h</text:span><text:span text:style-name="_31_2">e</text:span><text:span text:style-name="_32_6"> </text:span><text:span text:style-name="_37_4">w</text:span><text:span text:style-name="_32_0">o</text:span><text:span text:style-name="_33_9">r</text:span><text:span text:style-name="_37_3">k</text:span><text:span text:style-name="_31_"> </text:span><text:span text:style-name="_33_4">t</text:span><text:span text:style-name="_35_8">h</text:span><text:span text:style-name="_38_">a</text:span><text:span text:style-name="_33_3">t</text:span><text:span text:style-name="_35_1"> </text:span><text:span text:style-name="_32_4">I</text:span><text:span text:style-name="_32_6"> </text:span><text:span text:style-name="_37_0">b</text:span><text:span text:style-name="_37_">e</text:span><text:span text:style-name="_33_8">l</text:span><text:span text:style-name="_35_7">i</text:span><text:span text:style-name="_31_2">e</text:span><text:span text:style-name="_33_7">v</text:span><text:span text:style-name="_35_8">e</text:span><text:span text:style-name="_31_"> </text:span><text:span text:style-name="_34_0">s</text:span><text:span text:style-name="_37_2">t</text:span><text:span text:style-name="_31_2">i</text:span><text:span text:style-name="_33_4">l</text:span><text:span text:style-name="_36_5">l</text:span><text:span text:style-name="_31_"> </text:span><text:span text:style-name="_35_0">n</text:span><text:span text:style-name="_37_5">e</text:span><text:span text:style-name="_31_3">e</text:span><text:span text:style-name="_34_5">d</text:span><text:span text:style-name="_35_8">s</text:span><text:span text:style-name="_31_"> </text:span><text:span text:style-name="_34_4">t</text:span><text:span text:style-name="_36_2">o</text:span><text:span text:style-name="_31_"> </text:span><text:span text:style-name="_33_3">b</text:span><text:span text:style-name="_37_3">e</text:span><text:span text:style-name="_31_"> </text:span><text:span text:style-name="_33_5">d</text:span><text:span text:style-name="_36_2">o</text:span><text:span text:style-name="_31_8">n</text:span><text:span text:style-name="_34_3">e</text:span><text:span text:style-name="_35_8">.</text:span><text:span text:style-name="_31_"> </text:span><text:span text:style-name="_34_2">F</text:span><text:span text:style-name="_35_9">i</text:span><text:span text:style-name="_32_4">x</text:span><text:span text:style-name="_33_5">i</text:span><text:span text:style-name="_37_0">n</text:span><text:span text:style-name="_32_0">g</text:span><text:span text:style-name="_32_6"> </text:span><text:span text:style-name="_36_0">a</text:span><text:span text:style-name="_31_"> </text:span><text:span text:style-name="_33_4">b</text:span><text:span text:style-name="_36_0">r</text:span><text:span text:style-name="_31_0">o</text:span><text:span text:style-name="_34_5">k</text:span><text:span text:style-name="_36_8">e</text:span><text:span text:style-name="_31_0">n</text:span><text:span text:style-name="_32_6"> </text:span><text:span text:style-name="_35_9">i</text:span><text:span text:style-name="_39_">m</text:span><text:span text:style-name="_33_7">m</text:span><text:span text:style-name="_37_0">i</text:span><text:span text:style-name="_32_2">g</text:span><text:span text:style-name="_33_4">r</text:span><text:span text:style-name="_36_0">a</text:span><text:span text:style-name="_31_7">t</text:span><text:span text:style-name="_33_4">i</text:span><text:span text:style-name="_37_2">o</text:span><text:span text:style-name="_31_5">n</text:span><text:span text:style-name="_32_6"> </text:span><text:span text:style-name="_36_2">s</text:span><text:span text:style-name="_31_2">y</text:span><text:span text:style-name="_34_2">s</text:span><text:span text:style-name="_37_5">t</text:span><text:span text:style-name="_31_2">e</text:span><text:span text:style-name="_34_0">m</text:span><text:span text:style-name="_36_5">.</text:span><text:span text:style-name="_31_"> </text:span><text:span text:style-name="_34_8">P</text:span><text:span text:style-name="_36_0">r</text:span><text:span text:style-name="_38_">o</text:span><text:span text:style-name="_33_8">t</text:span><text:span text:style-name="_37_0">e</text:span><text:span text:style-name="_32_5">c</text:span><text:span text:style-name="_33_2">t</text:span><text:span text:style-name="_36_7">i</text:span><text:span text:style-name="_31_0">n</text:span><text:span text:style-name="_34_0">g</text:span><text:span text:style-name="_35_1"> </text:span><text:span text:style-name="_31_8">o</text:span><text:span text:style-name="_34_4">u</text:span><text:span text:style-name="_36_5">r</text:span><text:span text:style-name="_31_"> </text:span><text:span text:style-name="_35_0">k</text:span><text:span text:style-name="_37_4">i</text:span><text:span text:style-name="_31_5">d</text:span><text:span text:style-name="_34_0">s</text:span><text:span text:style-name="_35_1"> </text:span><text:span text:style-name="_31_7">f</text:span><text:span text:style-name="_34_8">r</text:span><text:span text:style-name="_37_4">o</text:span><text:span text:style-name="_32_2">m</text:span><text:span text:style-name="_32_6"> </text:span><text:span text:style-name="_37_3">g</text:span><text:span text:style-name="_32_0">u</text:span><text:span text:style-name="_34_9">n</text:span><text:span text:style-name="_35_1"> </text:span><text:span text:style-name="_38_">v</text:span><text:span text:style-name="_35_0">i</text:span><text:span text:style-name="_36_2">o</text:span><text:span text:style-name="_31_8">l</text:span><text:span text:style-name="_33_2">e</text:span><text:span text:style-name="_36_8">n</text:span><text:span text:style-name="_31_8">c</text:span><text:span text:style-name="_34_3">e</text:span><text:span text:style-name="_36_9">.</text:span><text:span text:style-name="_31_"> </text:span><text:span text:style-name="_34_8">E</text:span><text:span text:style-name="_36_7">q</text:span><text:span text:style-name="_31_2">u</text:span><text:span text:style-name="_34_4">a</text:span><text:span text:style-name="_36_2">l</text:span><text:span text:style-name="_31_"> </text:span><text:span text:style-name="_33_2">p</text:span><text:span text:style-name="_35_8">a</text:span><text:span text:style-name="_31_2">y</text:span><text:span text:style-name="_32_6"> </text:span><text:span text:style-name="_36_7">f</text:span><text:span text:style-name="_39_">o</text:span><text:span text:style-name="_34_0">r</text:span><text:span text:style-name="_35_1"> </text:span><text:span text:style-name="_38_">e</text:span><text:span text:style-name="_34_9">q</text:span><text:span text:style-name="_36_5">u</text:span><text:span text:style-name="_32_2">a</text:span><text:span text:style-name="_33_7">l</text:span><text:span text:style-name="_35_1"> </text:span><text:span text:style-name="_31_3">w</text:span><text:span text:style-name="_33_9">o</text:span><text:span text:style-name="_37_3">r</text:span><text:span text:style-name="_32_0">k</text:span><text:span text:style-name="_34_2">.</text:span><text:span text:style-name="_35_1"> </text:span><text:span text:style-name="_32_0">P</text:span><text:span text:style-name="_35_0">a</text:span><text:span text:style-name="_36_3">i</text:span><text:span text:style-name="_31_4">d</text:span><text:span text:style-name="_32_6"> </text:span><text:span text:style-name="_37_3">l</text:span><text:span text:style-name="_37_">e</text:span><text:span text:style-name="_34_5">a</text:span><text:span text:style-name="_36_2">v</text:span><text:span text:style-name="_32_4">e</text:span><text:span text:style-name="_33_3">.</text:span><text:span text:style-name="_35_1"> </text:span><text:span text:style-name="_31_"><text:s/></text:span><text:span text:style-name="_34_3">R</text:span><text:span text:style-name="_36_9">a</text:span><text:span text:style-name="_31_7">i</text:span><text:span text:style-name="_33_9">s</text:span><text:span text:style-name="_36_9">i</text:span><text:span text:style-name="_31_7">n</text:span><text:span text:style-name="_34_0">g</text:span><text:span text:style-name="_35_1"> </text:span><text:span text:style-name="_31_0">t</text:span><text:span text:style-name="_33_4">h</text:span><text:span text:style-name="_37_2">e</text:span><text:span text:style-name="_31_"> </text:span><text:span text:style-name="_34_8">m</text:span><text:span text:style-name="_35_8">i</text:span><text:span text:style-name="_31_2">n</text:span><text:span text:style-name="_33_8">i</text:span><text:span text:style-name="_36_7">m</text:span><text:span text:style-name="_31_9">u</text:span><text:span text:style-name="_33_5">m</text:span><text:span text:style-name="_35_1"> </text:span><text:span text:style-name="_31_4">w</text:span><text:span text:style-name="_33_2">a</text:span><text:span text:style-name="_36_5">g</text:span><text:span text:style-name="_31_2">e</text:span><text:span text:style-name="_35_0">.</text:span><text:span text:style-name="_35_1"> </text:span><text:span text:style-name="_31_3">A</text:span><text:span text:style-name="_33_5">l</text:span><text:span text:style-name="_36_4">l</text:span><text:span text:style-name="_31_"> </text:span><text:span text:style-name="_35_0">t</text:span><text:span text:style-name="_36_4">h</text:span><text:span text:style-name="_31_9">e</text:span><text:span text:style-name="_33_5">s</text:span><text:span text:style-name="_36_7">e</text:span><text:span text:style-name="_31_"> </text:span><text:span text:style-name="_34_5">t</text:span><text:span text:style-name="_36_0">h</text:span><text:span text:style-name="_38_">i</text:span><text:span text:style-name="_33_8">n</text:span><text:span text:style-name="_36_2">g</text:span><text:span text:style-name="_31_7">s</text:span><text:span text:style-name="_32_6"> </text:span><text:span text:style-name="_36_9">s</text:span><text:span text:style-name="_31_0">t</text:span><text:span text:style-name="_34_4">i</text:span><text:span text:style-name="_36_4">l</text:span><text:span text:style-name="_31_9">l</text:span><text:span text:style-name="_32_6"> </text:span><text:span text:style-name="_36_8">m</text:span><text:span text:style-name="_31_8">a</text:span><text:span text:style-name="_34_9">t</text:span><text:span text:style-name="_37_2">t</text:span><text:span text:style-name="_31_2">e</text:span><text:span text:style-name="_34_9">r</text:span><text:span text:style-name="_35_1"> </text:span><text:span text:style-name="_32_3">t</text:span><text:span text:style-name="_34_4">o</text:span><text:span text:style-name="_35_1"> </text:span><text:span text:style-name="_31_2">h</text:span><text:span text:style-name="_33_2">a</text:span><text:span text:style-name="_37_2">r</text:span><text:span text:style-name="_31_8">d</text:span><text:span text:style-name="_33_9">w</text:span><text:span text:style-name="_35_7">o</text:span><text:span text:style-name="_39_">r</text:span><text:span text:style-name="_33_2">k</text:span><text:span text:style-name="_35_8">i</text:span><text:span text:style-name="_31_8">n</text:span><text:span text:style-name="_34_4">g</text:span><text:span text:style-name="_35_1"> </text:span><text:span text:style-name="_31_4">f</text:span><text:span text:style-name="_33_3">a</text:span><text:span text:style-name="_36_7">m</text:span><text:span text:style-name="_32_4">i</text:span><text:span text:style-name="_34_5">l</text:span><text:span text:style-name="_37_5">i</text:span><text:span text:style-name="_39_">e</text:span><text:span text:style-name="_33_4">s</text:span><text:span text:style-name="_37_5">.</text:span><text:span text:style-name="_31_"> </text:span><text:span text:style-name="_33_7">T</text:span><text:span text:style-name="_37_0">h</text:span><text:span text:style-name="_31_9">e</text:span><text:span text:style-name="_33_8">y</text:span><text:span text:style-name="_37_3">'</text:span><text:span text:style-name="_37_">r</text:span><text:span text:style-name="_33_3">e</text:span><text:span text:style-name="_35_1"> </text:span><text:span text:style-name="_32_0">s</text:span><text:span text:style-name="_34_4">t</text:span><text:span text:style-name="_36_5">i</text:span><text:span text:style-name="_31_3">l</text:span><text:span text:style-name="_35_0">l</text:span><text:span text:style-name="_35_1"> </text:span><text:span text:style-name="_32_4">t</text:span><text:span text:style-name="_33_8">h</text:span><text:span text:style-name="_37_0">e</text:span><text:span text:style-name="_31_"> </text:span><text:span text:style-name="_34_4">r</text:span><text:span text:style-name="_35_7">i</text:span><text:span text:style-name="_32_0">g</text:span><text:span text:style-name="_34_9">h</text:span><text:span text:style-name="_35_7">t</text:span><text:span text:style-name="_31_"> </text:span><text:span text:style-name="_34_0">t</text:span><text:span text:style-name="_37_0">h</text:span><text:span text:style-name="_31_8">i</text:span><text:span text:style-name="_34_2">n</text:span><text:span text:style-name="_35_9">g</text:span><text:span text:style-name="_31_"> </text:span><text:span text:style-name="_34_5">t</text:span><text:span text:style-name="_36_7">o</text:span><text:span text:style-name="_31_"> </text:span><text:span text:style-name="_33_3">d</text:span><text:span text:style-name="_36_8">o</text:span><text:span text:style-name="_31_2">.</text:span><text:span text:style-name="_32_6"> </text:span><text:span text:style-name="_35_9">A</text:span><text:span text:style-name="_31_5">n</text:span><text:span text:style-name="_33_2">d</text:span><text:span text:style-name="_35_1"> </text:span><text:span text:style-name="_32_5">I</text:span><text:span text:style-name="_32_6"> </text:span><text:span text:style-name="_36_8">w</text:span><text:span text:style-name="_32_5">o</text:span><text:span text:style-name="_33_5">n</text:span><text:span text:style-name="_36_8">'</text:span><text:span text:style-name="_31_2">t</text:span><text:span text:style-name="_32_6"> </text:span><text:span text:style-name="_37_4">l</text:span><text:span text:style-name="_37_">e</text:span><text:span text:style-name="_34_0">t</text:span><text:span text:style-name="_35_1"> </text:span><text:span text:style-name="_31_8">u</text:span><text:span text:style-name="_34_8">p</text:span><text:span text:style-name="_35_1"> </text:span><text:span text:style-name="_32_2">u</text:span><text:span text:style-name="_33_7">n</text:span><text:span text:style-name="_37_3">t</text:span><text:span text:style-name="_32_5">i</text:span><text:span text:style-name="_34_8">l</text:span><text:span text:style-name="_35_1"> </text:span><text:span text:style-name="_31_8">t</text:span><text:span text:style-name="_34_5">h</text:span><text:span text:style-name="_36_4">e</text:span><text:span text:style-name="_32_5">y</text:span><text:span text:style-name="_32_6"> </text:span><text:span text:style-name="_37_3">g</text:span><text:span text:style-name="_39_">e</text:span><text:span text:style-name="_34_3">t</text:span><text:span text:style-name="_35_1"> </text:span><text:span text:style-name="_31_2">d</text:span><text:span text:style-name="_34_9">o</text:span><text:span text:style-name="_37_3">n</text:span><text:span text:style-name="_31_2">e</text:span><text:span text:style-name="_34_5">.</text:span></text:p>
      <text:p text:style-name="P1"><text:span text:style-name="_32_5">B</text:span><text:span text:style-name="_34_3">u</text:span><text:span text:style-name="_37_4">t</text:span><text:span text:style-name="_31_"> </text:span><text:span text:style-name="_33_4">f</text:span><text:span text:style-name="_36_7">o</text:span><text:span text:style-name="_31_8">r</text:span><text:span text:style-name="_32_6"> </text:span><text:span text:style-name="_37_5">m</text:span><text:span text:style-name="_32_4">y</text:span><text:span text:style-name="_32_6"> </text:span><text:span text:style-name="_37_4">f</text:span><text:span text:style-name="_32_5">i</text:span><text:span text:style-name="_33_7">n</text:span><text:span text:style-name="_35_8">a</text:span><text:span text:style-name="_32_4">l</text:span><text:span text:style-name="_32_6"> </text:span><text:span text:style-name="_36_2">a</text:span><text:span text:style-name="_32_2">d</text:span><text:span text:style-name="_33_3">d</text:span><text:span text:style-name="_35_8">r</text:span><text:span text:style-name="_31_0">e</text:span><text:span text:style-name="_33_9">s</text:span><text:span text:style-name="_37_4">s</text:span><text:span text:style-name="_31_"> </text:span><text:span text:style-name="_34_9">t</text:span><text:span text:style-name="_36_0">o</text:span><text:span text:style-name="_31_"> </text:span><text:span text:style-name="_34_0">t</text:span><text:span text:style-name="_36_2">h</text:span><text:span text:style-name="_32_3">i</text:span><text:span text:style-name="_34_7">s</text:span><text:span text:style-name="_35_1"> </text:span><text:span text:style-name="_39_">c</text:span><text:span text:style-name="_34_3">h</text:span><text:span text:style-name="_36_3">a</text:span><text:span text:style-name="_32_5">m</text:span><text:span text:style-name="_34_5">b</text:span><text:span text:style-name="_35_9">e</text:span><text:span text:style-name="_31_8">r</text:span><text:span text:style-name="_33_3">,</text:span><text:span text:style-name="_35_1"> </text:span><text:span text:style-name="_32_3">I</text:span><text:span text:style-name="_32_6"> </text:span><text:span text:style-name="_37_0">d</text:span><text:span text:style-name="_31_0">o</text:span><text:span text:style-name="_33_8">n</text:span><text:span text:style-name="_37_5">'</text:span><text:span text:style-name="_31_0">t</text:span><text:span text:style-name="_32_6"> </text:span><text:span text:style-name="_37_3">w</text:span><text:span text:style-name="_32_4">a</text:span><text:span text:style-name="_33_2">n</text:span><text:span text:style-name="_37_5">t</text:span><text:span text:style-name="_31_"> </text:span><text:span text:style-name="_35_0">t</text:span><text:span text:style-name="_36_5">o</text:span><text:span text:style-name="_31_"> </text:span><text:span text:style-name="_33_5">j</text:span><text:span text:style-name="_37_2">u</text:span><text:span text:style-name="_31_7">s</text:span><text:span text:style-name="_33_2">t</text:span><text:span text:style-name="_35_1"> </text:span><text:span text:style-name="_39_">t</text:span><text:span text:style-name="_33_8">a</text:span><text:span text:style-name="_36_9">l</text:span><text:span text:style-name="_31_0">k</text:span><text:span text:style-name="_32_6"> </text:span><text:span text:style-name="_37_2">a</text:span><text:span text:style-name="_31_3">b</text:span><text:span text:style-name="_33_2">o</text:span><text:span text:style-name="_35_8">u</text:span><text:span text:style-name="_31_0">t</text:span><text:span text:style-name="_32_6"> </text:span><text:span text:style-name="_36_2">n</text:span><text:span text:style-name="_32_2">e</text:span><text:span text:style-name="_34_7">x</text:span><text:span text:style-name="_36_9">t</text:span><text:span text:style-name="_31_"> </text:span><text:span text:style-name="_33_3">y</text:span><text:span text:style-name="_36_2">e</text:span><text:span text:style-name="_31_4">a</text:span><text:span text:style-name="_34_7">r</text:span><text:span text:style-name="_36_8">.</text:span><text:span text:style-name="_31_"> </text:span><text:span text:style-name="_33_4">I</text:span><text:span text:style-name="_35_1"> </text:span><text:span text:style-name="_31_8">w</text:span><text:span text:style-name="_33_9">a</text:span><text:span text:style-name="_36_7">n</text:span><text:span text:style-name="_31_9">t</text:span><text:span text:style-name="_32_6"> </text:span><text:span text:style-name="_36_7">t</text:span><text:span text:style-name="_31_3">o</text:span><text:span text:style-name="_32_6"> </text:span><text:span text:style-name="_35_9">f</text:span><text:span text:style-name="_31_8">o</text:span><text:span text:style-name="_33_4">c</text:span><text:span text:style-name="_36_3">u</text:span><text:span text:style-name="_31_0">s</text:span><text:span text:style-name="_32_6"> </text:span><text:span text:style-name="_36_8">o</text:span><text:span text:style-name="_31_5">n</text:span><text:span text:style-name="_32_6"> </text:span><text:span text:style-name="_37_0">t</text:span><text:span text:style-name="_32_5">h</text:span><text:span text:style-name="_33_4">e</text:span><text:span text:style-name="_35_1"> </text:span><text:span text:style-name="_31_2">n</text:span><text:span text:style-name="_33_5">e</text:span><text:span text:style-name="_36_8">x</text:span><text:span text:style-name="_32_2">t</text:span><text:span text:style-name="_32_6"> </text:span><text:span text:style-name="_37_5">f</text:span><text:span text:style-name="_31_0">i</text:span><text:span text:style-name="_33_7">v</text:span><text:span text:style-name="_36_9">e</text:span><text:span text:style-name="_31_"> </text:span><text:span text:style-name="_33_5">y</text:span><text:span text:style-name="_37_4">e</text:span><text:span text:style-name="_31_5">a</text:span><text:span text:style-name="_34_4">r</text:span><text:span text:style-name="_36_7">s</text:span><text:span text:style-name="_32_0">,</text:span><text:span text:style-name="_32_6"> </text:span><text:span text:style-name="_35_7">t</text:span><text:span text:style-name="_39_">h</text:span><text:span text:style-name="_34_9">e</text:span><text:span text:style-name="_35_1"> </text:span><text:span text:style-name="_31_4">n</text:span><text:span text:style-name="_33_8">e</text:span><text:span text:style-name="_36_7">x</text:span><text:span text:style-name="_31_0">t</text:span><text:span text:style-name="_32_6"> </text:span><text:span text:style-name="_36_5">1</text:span><text:span text:style-name="_31_8">0</text:span><text:span text:style-name="_32_6"> </text:span><text:span text:style-name="_36_9">y</text:span><text:span text:style-name="_37_">e</text:span><text:span text:style-name="_33_8">a</text:span><text:span text:style-name="_37_4">r</text:span><text:span text:style-name="_39_">s</text:span><text:span text:style-name="_34_0">,</text:span><text:span text:style-name="_35_1"> </text:span><text:span text:style-name="_31_5">a</text:span><text:span text:style-name="_34_3">n</text:span><text:span text:style-name="_37_3">d</text:span><text:span text:style-name="_31_"> </text:span><text:span text:style-name="_34_5">b</text:span><text:span text:style-name="_36_7">e</text:span><text:span text:style-name="_31_4">y</text:span><text:span text:style-name="_33_2">o</text:span><text:span text:style-name="_35_7">n</text:span><text:span text:style-name="_31_0">d</text:span><text:span text:style-name="_34_8">.</text:span><text:span text:style-name="_35_1"> </text:span><text:span text:style-name="_31_9">I</text:span><text:span text:style-name="_32_6"> </text:span><text:span text:style-name="_35_8">w</text:span><text:span text:style-name="_31_8">a</text:span><text:span text:style-name="_33_2">n</text:span><text:span text:style-name="_37_4">t</text:span><text:span text:style-name="_31_"> </text:span><text:span text:style-name="_33_5">t</text:span><text:span text:style-name="_36_9">o</text:span><text:span text:style-name="_31_"> </text:span><text:span text:style-name="_34_4">f</text:span><text:span text:style-name="_37_0">o</text:span><text:span text:style-name="_38_">c</text:span><text:span text:style-name="_33_2">u</text:span><text:span text:style-name="_36_8">s</text:span><text:span text:style-name="_31_"> </text:span><text:span text:style-name="_34_0">o</text:span><text:span text:style-name="_37_4">n</text:span><text:span text:style-name="_31_"> </text:span><text:span text:style-name="_33_5">o</text:span><text:span text:style-name="_35_8">u</text:span><text:span text:style-name="_32_5">r</text:span><text:span text:style-name="_32_6"> </text:span><text:span text:style-name="_36_2">f</text:span><text:span text:style-name="_31_8">u</text:span><text:span text:style-name="_33_3">t</text:span><text:span text:style-name="_35_9">u</text:span><text:span text:style-name="_31_5">r</text:span><text:span text:style-name="_34_7">e</text:span><text:span text:style-name="_36_9">.</text:span></text:p>
      <text:p text:style-name="P1"><text:span text:style-name="_39_">W</text:span><text:span text:style-name="_33_8">e</text:span><text:span text:style-name="_35_1"> </text:span><text:span text:style-name="_38_">l</text:span><text:span text:style-name="_34_4">i</text:span><text:span text:style-name="_36_4">v</text:span><text:span text:style-name="_37_">e</text:span><text:span text:style-name="_32_6"> </text:span><text:span text:style-name="_37_2">i</text:span><text:span text:style-name="_32_4">n</text:span><text:span text:style-name="_32_6"> </text:span><text:span text:style-name="_36_2">a</text:span><text:span text:style-name="_31_"> </text:span><text:span text:style-name="_33_9">t</text:span><text:span text:style-name="_36_5">i</text:span><text:span text:style-name="_31_0">m</text:span><text:span text:style-name="_34_4">e</text:span><text:span text:style-name="_35_1"> </text:span><text:span text:style-name="_32_0">o</text:span><text:span text:style-name="_34_4">f</text:span><text:span text:style-name="_35_1"> </text:span><text:span text:style-name="_31_9">e</text:span><text:span text:style-name="_34_8">x</text:span><text:span text:style-name="_36_4">t</text:span><text:span text:style-name="_32_4">r</text:span><text:span text:style-name="_34_3">a</text:span><text:span text:style-name="_37_0">o</text:span><text:span text:style-name="_31_9">r</text:span><text:span text:style-name="_34_2">d</text:span><text:span text:style-name="_36_4">i</text:span><text:span text:style-name="_32_4">n</text:span><text:span text:style-name="_33_7">a</text:span><text:span text:style-name="_35_9">r</text:span><text:span text:style-name="_39_">y</text:span><text:span text:style-name="_32_6"> </text:span><text:span text:style-name="_37_2">c</text:span><text:span text:style-name="_32_2">h</text:span><text:span text:style-name="_33_4">a</text:span><text:span text:style-name="_35_9">n</text:span><text:span text:style-name="_31_5">g</text:span><text:span text:style-name="_33_7">e</text:span><text:span text:style-name="_35_1"> --</text:span><text:span text:style-name="_31_"> </text:span><text:span text:style-name="_34_3">c</text:span><text:span text:style-name="_36_8">h</text:span><text:span text:style-name="_31_9">a</text:span><text:span text:style-name="_33_7">n</text:span><text:span text:style-name="_36_2">g</text:span><text:span text:style-name="_32_4">e</text:span><text:span text:style-name="_32_6"> </text:span><text:span text:style-name="_36_8">t</text:span><text:span text:style-name="_31_3">h</text:span><text:span text:style-name="_33_5">a</text:span><text:span text:style-name="_35_8">t</text:span><text:span text:style-name="_32_4">'</text:span><text:span text:style-name="_35_0">s</text:span><text:span text:style-name="_35_1"> </text:span><text:span text:style-name="_31_3">r</text:span><text:span text:style-name="_35_0">e</text:span><text:span text:style-name="_36_9">s</text:span><text:span text:style-name="_31_4">h</text:span><text:span text:style-name="_33_9">a</text:span><text:span text:style-name="_37_5">p</text:span><text:span text:style-name="_32_0">i</text:span><text:span text:style-name="_33_4">n</text:span><text:span text:style-name="_36_3">g</text:span><text:span text:style-name="_31_"> </text:span><text:span text:style-name="_34_8">t</text:span><text:span text:style-name="_36_9">h</text:span><text:span text:style-name="_31_0">e</text:span><text:span text:style-name="_32_6"> </text:span><text:span text:style-name="_35_7">w</text:span><text:span text:style-name="_31_2">a</text:span><text:span text:style-name="_34_4">y</text:span><text:span text:style-name="_35_1"> </text:span><text:span text:style-name="_31_3">w</text:span><text:span text:style-name="_34_3">e</text:span><text:span text:style-name="_35_1"> </text:span><text:span text:style-name="_31_4">l</text:span><text:span text:style-name="_33_3">i</text:span><text:span text:style-name="_37_4">v</text:span><text:span text:style-name="_38_">e</text:span><text:span text:style-name="_34_7">,</text:span><text:span text:style-name="_35_1"> </text:span><text:span text:style-name="_31_2">t</text:span><text:span text:style-name="_34_7">h</text:span><text:span text:style-name="_37_3">e</text:span><text:span text:style-name="_31_"> </text:span><text:span text:style-name="_34_2">w</text:span><text:span text:style-name="_37_3">a</text:span><text:span text:style-name="_38_">y</text:span><text:span text:style-name="_32_6"> </text:span><text:span text:style-name="_36_4">w</text:span><text:span text:style-name="_32_0">e</text:span><text:span text:style-name="_32_6"> </text:span><text:span text:style-name="_37_2">w</text:span><text:span text:style-name="_38_">o</text:span><text:span text:style-name="_33_8">r</text:span><text:span text:style-name="_37_3">k</text:span><text:span text:style-name="_31_9">,</text:span><text:span text:style-name="_32_6"> </text:span><text:span text:style-name="_37_5">o</text:span><text:span text:style-name="_31_5">u</text:span><text:span text:style-name="_34_7">r</text:span><text:span text:style-name="_35_1"> </text:span><text:span text:style-name="_31_9">p</text:span><text:span text:style-name="_33_4">l</text:span><text:span text:style-name="_36_5">a</text:span><text:span text:style-name="_32_3">n</text:span><text:span text:style-name="_33_8">e</text:span><text:span text:style-name="_35_8">t</text:span><text:span text:style-name="_31_8">,</text:span><text:span text:style-name="_32_6"> </text:span><text:span text:style-name="_36_4">o</text:span><text:span text:style-name="_31_7">u</text:span><text:span text:style-name="_34_4">r</text:span><text:span text:style-name="_35_1"> </text:span><text:span text:style-name="_32_3">p</text:span><text:span text:style-name="_34_3">l</text:span><text:span text:style-name="_36_8">a</text:span><text:span text:style-name="_32_0">c</text:span><text:span text:style-name="_34_8">e</text:span><text:span text:style-name="_35_1"> </text:span><text:span text:style-name="_37_">i</text:span><text:span text:style-name="_34_4">n</text:span><text:span text:style-name="_35_1"> </text:span><text:span text:style-name="_31_8">t</text:span><text:span text:style-name="_33_7">h</text:span><text:span text:style-name="_35_9">e</text:span><text:span text:style-name="_31_"> </text:span><text:span text:style-name="_34_3">w</text:span><text:span text:style-name="_36_8">o</text:span><text:span text:style-name="_37_">r</text:span><text:span text:style-name="_33_2">l</text:span><text:span text:style-name="_35_7">d</text:span><text:span text:style-name="_32_3">.</text:span><text:span text:style-name="_32_6"> </text:span><text:span text:style-name="_36_0">I</text:span><text:span text:style-name="_32_5">t</text:span><text:span text:style-name="_33_5">'</text:span><text:span text:style-name="_36_8">s</text:span><text:span text:style-name="_31_"> </text:span><text:span text:style-name="_34_8">c</text:span><text:span text:style-name="_37_0">h</text:span><text:span text:style-name="_38_">a</text:span><text:span text:style-name="_33_9">n</text:span><text:span text:style-name="_36_2">g</text:span><text:span text:style-name="_31_7">e</text:span><text:span text:style-name="_32_6"> </text:span><text:span text:style-name="_36_0">t</text:span><text:span text:style-name="_32_2">h</text:span><text:span text:style-name="_33_9">a</text:span><text:span text:style-name="_36_8">t</text:span><text:span text:style-name="_31_"> </text:span><text:span text:style-name="_33_7">p</text:span><text:span text:style-name="_37_0">r</text:span><text:span text:style-name="_38_">o</text:span><text:span text:style-name="_34_2">m</text:span><text:span text:style-name="_36_0">i</text:span><text:span text:style-name="_32_5">s</text:span><text:span text:style-name="_33_2">e</text:span><text:span text:style-name="_37_4">s</text:span><text:span text:style-name="_31_"> </text:span><text:span text:style-name="_34_7">a</text:span><text:span text:style-name="_37_5">m</text:span><text:span text:style-name="_31_5">a</text:span><text:span text:style-name="_34_9">z</text:span><text:span text:style-name="_36_5">i</text:span><text:span text:style-name="_32_4">n</text:span><text:span text:style-name="_33_5">g</text:span><text:span text:style-name="_35_1"> </text:span><text:span text:style-name="_38_">m</text:span><text:span text:style-name="_34_4">e</text:span><text:span text:style-name="_36_8">d</text:span><text:span text:style-name="_32_3">i</text:span><text:span text:style-name="_34_4">c</text:span><text:span text:style-name="_35_9">a</text:span><text:span text:style-name="_32_5">l</text:span><text:span text:style-name="_32_6"> </text:span><text:span text:style-name="_35_9">b</text:span><text:span text:style-name="_31_2">r</text:span><text:span text:style-name="_34_0">e</text:span><text:span text:style-name="_37_4">a</text:span><text:span text:style-name="_31_2">k</text:span><text:span text:style-name="_34_9">t</text:span><text:span text:style-name="_36_2">h</text:span><text:span text:style-name="_32_0">r</text:span><text:span text:style-name="_34_0">o</text:span><text:span text:style-name="_36_9">u</text:span><text:span text:style-name="_32_2">g</text:span><text:span text:style-name="_33_4">h</text:span><text:span text:style-name="_36_0">s</text:span><text:span text:style-name="_39_">,</text:span><text:span text:style-name="_32_6"> </text:span><text:span text:style-name="_36_0">b</text:span><text:span text:style-name="_32_5">u</text:span><text:span text:style-name="_33_4">t</text:span><text:span text:style-name="_35_1"> </text:span><text:span text:style-name="_31_3">a</text:span><text:span text:style-name="_34_8">l</text:span><text:span text:style-name="_36_3">s</text:span><text:span text:style-name="_32_2">o</text:span><text:span text:style-name="_32_6"> </text:span><text:span text:style-name="_36_4">e</text:span><text:span text:style-name="_31_3">c</text:span><text:span text:style-name="_34_7">o</text:span><text:span text:style-name="_36_3">n</text:span><text:span text:style-name="_39_">o</text:span><text:span text:style-name="_34_5">m</text:span><text:span text:style-name="_35_7">i</text:span><text:span text:style-name="_31_7">c</text:span><text:span text:style-name="_32_6"> </text:span><text:span text:style-name="_36_3">d</text:span><text:span text:style-name="_32_3">i</text:span><text:span text:style-name="_33_5">s</text:span><text:span text:style-name="_36_7">r</text:span><text:span text:style-name="_31_2">u</text:span><text:span text:style-name="_34_3">p</text:span><text:span text:style-name="_36_9">t</text:span><text:span text:style-name="_31_8">i</text:span><text:span text:style-name="_35_0">o</text:span><text:span text:style-name="_37_4">n</text:span><text:span text:style-name="_32_3">s</text:span><text:span text:style-name="_32_6"> </text:span><text:span text:style-name="_36_2">t</text:span><text:span text:style-name="_31_9">h</text:span><text:span text:style-name="_34_9">a</text:span><text:span text:style-name="_35_7">t</text:span><text:span text:style-name="_31_"> </text:span><text:span text:style-name="_35_0">s</text:span><text:span text:style-name="_36_4">t</text:span><text:span text:style-name="_39_">r</text:span><text:span text:style-name="_34_7">a</text:span><text:span text:style-name="_36_7">i</text:span><text:span text:style-name="_31_0">n</text:span><text:span text:style-name="_32_6"> </text:span><text:span text:style-name="_36_4">w</text:span><text:span text:style-name="_32_5">o</text:span><text:span text:style-name="_34_8">r</text:span><text:span text:style-name="_37_5">k</text:span><text:span text:style-name="_31_4">i</text:span><text:span text:style-name="_34_5">n</text:span><text:span text:style-name="_36_0">g</text:span><text:span text:style-name="_31_"> </text:span><text:span text:style-name="_34_8">f</text:span><text:span text:style-name="_37_2">a</text:span><text:span text:style-name="_31_3">m</text:span><text:span text:style-name="_34_9">i</text:span><text:span text:style-name="_37_3">l</text:span><text:span text:style-name="_31_4">i</text:span><text:span text:style-name="_33_7">e</text:span><text:span text:style-name="_36_8">s</text:span><text:span text:style-name="_32_2">.</text:span><text:span text:style-name="_32_6"> </text:span><text:span text:style-name="_37_2">I</text:span><text:span text:style-name="_31_8">t</text:span><text:span text:style-name="_32_6"> </text:span><text:span text:style-name="_36_2">p</text:span><text:span text:style-name="_37_">r</text:span><text:span text:style-name="_34_0">o</text:span><text:span text:style-name="_36_0">m</text:span><text:span text:style-name="_39_">i</text:span><text:span text:style-name="_34_7">s</text:span><text:span text:style-name="_35_9">e</text:span><text:span text:style-name="_31_3">s</text:span><text:span text:style-name="_32_6"> </text:span><text:span text:style-name="_37_5">e</text:span><text:span text:style-name="_39_">d</text:span><text:span text:style-name="_34_5">u</text:span><text:span text:style-name="_36_2">c</text:span><text:span text:style-name="_31_8">a</text:span><text:span text:style-name="_34_3">t</text:span><text:span text:style-name="_35_8">i</text:span><text:span text:style-name="_31_8">o</text:span><text:span text:style-name="_33_5">n</text:span><text:span text:style-name="_35_1"> </text:span><text:span text:style-name="_31_9">f</text:span><text:span text:style-name="_34_7">o</text:span><text:span text:style-name="_36_8">r</text:span><text:span text:style-name="_31_"> </text:span><text:span text:style-name="_33_4">g</text:span><text:span text:style-name="_35_7">i</text:span><text:span text:style-name="_32_5">r</text:span><text:span text:style-name="_34_7">l</text:span><text:span text:style-name="_36_0">s</text:span><text:span text:style-name="_31_"> </text:span><text:span text:style-name="_33_8">i</text:span><text:span text:style-name="_37_0">n</text:span><text:span text:style-name="_31_"> </text:span><text:span text:style-name="_34_4">t</text:span><text:span text:style-name="_36_8">h</text:span><text:span text:style-name="_31_8">e</text:span><text:span text:style-name="_32_6"> </text:span><text:span text:style-name="_36_9">m</text:span><text:span text:style-name="_31_3">o</text:span><text:span text:style-name="_33_5">s</text:span><text:span text:style-name="_36_0">t</text:span><text:span text:style-name="_31_"> </text:span><text:span text:style-name="_34_4">r</text:span><text:span text:style-name="_36_4">e</text:span><text:span text:style-name="_39_">m</text:span><text:span text:style-name="_34_7">o</text:span><text:span text:style-name="_35_9">t</text:span><text:span text:style-name="_31_7">e</text:span><text:span text:style-name="_32_6"> </text:span><text:span text:style-name="_37_4">v</text:span><text:span text:style-name="_31_0">i</text:span><text:span text:style-name="_34_4">l</text:span><text:span text:style-name="_35_7">l</text:span><text:span text:style-name="_31_3">a</text:span><text:span text:style-name="_34_3">g</text:span><text:span text:style-name="_37_3">e</text:span><text:span text:style-name="_38_">s</text:span><text:span text:style-name="_34_0">,</text:span><text:span text:style-name="_35_1"> </text:span><text:span text:style-name="_31_0">b</text:span><text:span text:style-name="_34_7">u</text:span><text:span text:style-name="_37_2">t</text:span><text:span text:style-name="_31_"> </text:span><text:span text:style-name="_33_5">a</text:span><text:span text:style-name="_35_9">l</text:span><text:span text:style-name="_31_8">s</text:span><text:span text:style-name="_34_7">o</text:span><text:span text:style-name="_35_1"> </text:span><text:span text:style-name="_32_0">c</text:span><text:span text:style-name="_33_4">o</text:span><text:span text:style-name="_37_3">n</text:span><text:span text:style-name="_31_2">n</text:span><text:span text:style-name="_33_7">e</text:span><text:span text:style-name="_37_3">c</text:span><text:span text:style-name="_38_">t</text:span><text:span text:style-name="_35_0">s</text:span><text:span text:style-name="_35_1"> </text:span><text:span text:style-name="_31_2">t</text:span><text:span text:style-name="_34_9">e</text:span><text:span text:style-name="_36_8">r</text:span><text:span text:style-name="_32_4">r</text:span><text:span text:style-name="_34_8">o</text:span><text:span text:style-name="_36_8">r</text:span><text:span text:style-name="_38_">i</text:span><text:span text:style-name="_34_7">s</text:span><text:span text:style-name="_35_9">t</text:span><text:span text:style-name="_31_3">s</text:span><text:span text:style-name="_32_6"> </text:span><text:span text:style-name="_35_8">p</text:span><text:span text:style-name="_31_8">l</text:span><text:span text:style-name="_33_9">o</text:span><text:span text:style-name="_36_8">t</text:span><text:span text:style-name="_31_4">t</text:span><text:span text:style-name="_33_3">i</text:span><text:span text:style-name="_37_3">n</text:span><text:span text:style-name="_31_9">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background-color="#f9f9ff"/>
    </style:style>
    <style:style style:name="_33_" style:display-name="3" style:family="text">
      <style:text-properties fo:background-color="#f9fdff"/>
    </style:style>
    <style:style style:name="_34_" style:display-name="4" style:family="text">
      <style:text-properties fo:background-color="#fdf9ff"/>
    </style:style>
    <style:style style:name="_35_" style:display-name="5" style:family="text">
      <style:text-properties fo:background-color="#fdfdff"/>
    </style:style>
    <style:style style:name="_36_" style:display-name="6" style:family="text">
      <style:text-properties fo:color="#040400"/>
    </style:style>
    <style:style style:name="_37_" style:display-name="7" style:family="text">
      <style:text-properties fo:color="#040400" fo:background-color="#f9f9ff"/>
    </style:style>
    <style:style style:name="_38_" style:display-name="8" style:family="text">
      <style:text-properties fo:color="#040400" fo:background-color="#f9fdff"/>
    </style:style>
    <style:style style:name="_39_" style:display-name="9" style:family="text">
      <style:text-properties fo:color="#040400" fo:background-color="#fdf9ff"/>
    </style:style>
    <style:style style:name="_31_0" style:display-name="10" style:family="text">
      <style:text-properties fo:color="#040400" fo:background-color="#fdfdff"/>
    </style:style>
    <style:style style:name="_31_1" style:display-name="11" style:family="text">
      <style:text-properties fo:color="#040c00"/>
    </style:style>
    <style:style style:name="_31_2" style:display-name="12" style:family="text">
      <style:text-properties fo:color="#040c00" fo:background-color="#f9f9ff"/>
    </style:style>
    <style:style style:name="_31_3" style:display-name="13" style:family="text">
      <style:text-properties fo:color="#040c00" fo:background-color="#f9fdff"/>
    </style:style>
    <style:style style:name="_31_4" style:display-name="14" style:family="text">
      <style:text-properties fo:color="#040c00" fo:background-color="#fdf9ff"/>
    </style:style>
    <style:style style:name="_31_5" style:display-name="15" style:family="text">
      <style:text-properties fo:color="#040c00" fo:background-color="#fdfdff"/>
    </style:style>
    <style:style style:name="_31_6" style:display-name="16" style:family="text">
      <style:text-properties fo:color="#0c0400"/>
    </style:style>
    <style:style style:name="_31_7" style:display-name="17" style:family="text">
      <style:text-properties fo:color="#0c0400" fo:background-color="#f9f9ff"/>
    </style:style>
    <style:style style:name="_31_8" style:display-name="18" style:family="text">
      <style:text-properties fo:color="#0c0400" fo:background-color="#f9fdff"/>
    </style:style>
    <style:style style:name="_31_9" style:display-name="19" style:family="text">
      <style:text-properties fo:color="#0c0400" fo:background-color="#fdf9ff"/>
    </style:style>
    <style:style style:name="_32_0" style:display-name="20" style:family="text">
      <style:text-properties fo:color="#0c0400" fo:background-color="#fdfdff"/>
    </style:style>
    <style:style style:name="_32_1" style:display-name="21" style:family="text">
      <style:text-properties fo:color="#0c0c00"/>
    </style:style>
    <style:style style:name="_32_2" style:display-name="22" style:family="text">
      <style:text-properties fo:color="#0c0c00" fo:background-color="#f9f9ff"/>
    </style:style>
    <style:style style:name="_32_3" style:display-name="23" style:family="text">
      <style:text-properties fo:color="#0c0c00" fo:background-color="#f9fdff"/>
    </style:style>
    <style:style style:name="_32_4" style:display-name="24" style:family="text">
      <style:text-properties fo:color="#0c0c00" fo:background-color="#fdf9ff"/>
    </style:style>
    <style:style style:name="_32_5" style:display-name="25" style:family="text">
      <style:text-properties fo:color="#0c0c00" fo:background-color="#fdfdff"/>
    </style:style>
    <style:style style:name="_32_6" style:display-name="26" style:family="text"/>
    <style:style style:name="_32_7" style:display-name="27" style:family="text">
      <style:text-properties fo:background-color="#f9f9ff"/>
    </style:style>
    <style:style style:name="_32_8" style:display-name="28" style:family="text">
      <style:text-properties fo:background-color="#f9fdff"/>
    </style:style>
    <style:style style:name="_32_9" style:display-name="29" style:family="text">
      <style:text-properties fo:background-color="#fdf9ff"/>
    </style:style>
    <style:style style:name="_33_0" style:display-name="30" style:family="text">
      <style:text-properties fo:background-color="#fdfdff"/>
    </style:style>
    <style:style style:name="_33_1" style:display-name="31" style:family="text">
      <style:text-properties fo:color="#040400"/>
    </style:style>
    <style:style style:name="_33_2" style:display-name="32" style:family="text">
      <style:text-properties fo:color="#040400" fo:background-color="#f9f9ff"/>
    </style:style>
    <style:style style:name="_33_3" style:display-name="33" style:family="text">
      <style:text-properties fo:color="#040400" fo:background-color="#f9fdff"/>
    </style:style>
    <style:style style:name="_33_4" style:display-name="34" style:family="text">
      <style:text-properties fo:color="#040400" fo:background-color="#fdf9ff"/>
    </style:style>
    <style:style style:name="_33_5" style:display-name="35" style:family="text">
      <style:text-properties fo:color="#040400" fo:background-color="#fdfdff"/>
    </style:style>
    <style:style style:name="_33_6" style:display-name="36" style:family="text">
      <style:text-properties fo:color="#040c00"/>
    </style:style>
    <style:style style:name="_33_7" style:display-name="37" style:family="text">
      <style:text-properties fo:color="#040c00" fo:background-color="#f9f9ff"/>
    </style:style>
    <style:style style:name="_33_8" style:display-name="38" style:family="text">
      <style:text-properties fo:color="#040c00" fo:background-color="#f9fdff"/>
    </style:style>
    <style:style style:name="_33_9" style:display-name="39" style:family="text">
      <style:text-properties fo:color="#040c00" fo:background-color="#fdf9ff"/>
    </style:style>
    <style:style style:name="_34_0" style:display-name="40" style:family="text">
      <style:text-properties fo:color="#040c00" fo:background-color="#fdfdff"/>
    </style:style>
    <style:style style:name="_34_1" style:display-name="41" style:family="text">
      <style:text-properties fo:color="#0c0400"/>
    </style:style>
    <style:style style:name="_34_2" style:display-name="42" style:family="text">
      <style:text-properties fo:color="#0c0400" fo:background-color="#f9f9ff"/>
    </style:style>
    <style:style style:name="_34_3" style:display-name="43" style:family="text">
      <style:text-properties fo:color="#0c0400" fo:background-color="#f9fdff"/>
    </style:style>
    <style:style style:name="_34_4" style:display-name="44" style:family="text">
      <style:text-properties fo:color="#0c0400" fo:background-color="#fdf9ff"/>
    </style:style>
    <style:style style:name="_34_5" style:display-name="45" style:family="text">
      <style:text-properties fo:color="#0c0400" fo:background-color="#fdfdff"/>
    </style:style>
    <style:style style:name="_34_6" style:display-name="46" style:family="text">
      <style:text-properties fo:color="#0c0c00"/>
    </style:style>
    <style:style style:name="_34_7" style:display-name="47" style:family="text">
      <style:text-properties fo:color="#0c0c00" fo:background-color="#f9f9ff"/>
    </style:style>
    <style:style style:name="_34_8" style:display-name="48" style:family="text">
      <style:text-properties fo:color="#0c0c00" fo:background-color="#f9fdff"/>
    </style:style>
    <style:style style:name="_34_9" style:display-name="49" style:family="text">
      <style:text-properties fo:color="#0c0c00" fo:background-color="#fdf9ff"/>
    </style:style>
    <style:style style:name="_35_0" style:display-name="50" style:family="text">
      <style:text-properties fo:color="#0c0c00" fo:background-color="#fdfdff"/>
    </style:style>
    <style:style style:name="_35_1" style:display-name="51" style:family="text"/>
    <style:style style:name="_35_2" style:display-name="52" style:family="text">
      <style:text-properties fo:background-color="#f9f9ff"/>
    </style:style>
    <style:style style:name="_35_3" style:display-name="53" style:family="text">
      <style:text-properties fo:background-color="#f9fdff"/>
    </style:style>
    <style:style style:name="_35_4" style:display-name="54" style:family="text">
      <style:text-properties fo:background-color="#fdf9ff"/>
    </style:style>
    <style:style style:name="_35_5" style:display-name="55" style:family="text">
      <style:text-properties fo:background-color="#fdfdff"/>
    </style:style>
    <style:style style:name="_35_6" style:display-name="56" style:family="text">
      <style:text-properties fo:color="#040400"/>
    </style:style>
    <style:style style:name="_35_7" style:display-name="57" style:family="text">
      <style:text-properties fo:color="#040400" fo:background-color="#f9f9ff"/>
    </style:style>
    <style:style style:name="_35_8" style:display-name="58" style:family="text">
      <style:text-properties fo:color="#040400" fo:background-color="#f9fdff"/>
    </style:style>
    <style:style style:name="_35_9" style:display-name="59" style:family="text">
      <style:text-properties fo:color="#040400" fo:background-color="#fdf9ff"/>
    </style:style>
    <style:style style:name="_36_0" style:display-name="60" style:family="text">
      <style:text-properties fo:color="#040400" fo:background-color="#fdfdff"/>
    </style:style>
    <style:style style:name="_36_1" style:display-name="61" style:family="text">
      <style:text-properties fo:color="#040c00"/>
    </style:style>
    <style:style style:name="_36_2" style:display-name="62" style:family="text">
      <style:text-properties fo:color="#040c00" fo:background-color="#f9f9ff"/>
    </style:style>
    <style:style style:name="_36_3" style:display-name="63" style:family="text">
      <style:text-properties fo:color="#040c00" fo:background-color="#f9fdff"/>
    </style:style>
    <style:style style:name="_36_4" style:display-name="64" style:family="text">
      <style:text-properties fo:color="#040c00" fo:background-color="#fdf9ff"/>
    </style:style>
    <style:style style:name="_36_5" style:display-name="65" style:family="text">
      <style:text-properties fo:color="#040c00" fo:background-color="#fdfdff"/>
    </style:style>
    <style:style style:name="_36_6" style:display-name="66" style:family="text">
      <style:text-properties fo:color="#0c0400"/>
    </style:style>
    <style:style style:name="_36_7" style:display-name="67" style:family="text">
      <style:text-properties fo:color="#0c0400" fo:background-color="#f9f9ff"/>
    </style:style>
    <style:style style:name="_36_8" style:display-name="68" style:family="text">
      <style:text-properties fo:color="#0c0400" fo:background-color="#f9fdff"/>
    </style:style>
    <style:style style:name="_36_9" style:display-name="69" style:family="text">
      <style:text-properties fo:color="#0c0400" fo:background-color="#fdf9ff"/>
    </style:style>
    <style:style style:name="_37_0" style:display-name="70" style:family="text">
      <style:text-properties fo:color="#0c0400" fo:background-color="#fdfdff"/>
    </style:style>
    <style:style style:name="_37_1" style:display-name="71" style:family="text">
      <style:text-properties fo:color="#0c0c00"/>
    </style:style>
    <style:style style:name="_37_2" style:display-name="72" style:family="text">
      <style:text-properties fo:color="#0c0c00" fo:background-color="#f9f9ff"/>
    </style:style>
    <style:style style:name="_37_3" style:display-name="73" style:family="text">
      <style:text-properties fo:color="#0c0c00" fo:background-color="#f9fdff"/>
    </style:style>
    <style:style style:name="_37_4" style:display-name="74" style:family="text">
      <style:text-properties fo:color="#0c0c00" fo:background-color="#fdf9ff"/>
    </style:style>
    <style:style style:name="_37_5" style:display-name="75" style:family="text">
      <style:text-properties fo:color="#0c0c00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07:59:18.31</meta:creation-date>
    <dc:title>Haathi</dc:title>
    <meta:editing-duration>PT5M1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6" meta:word-count="354" meta:character-count="1995"/>
    <dc:date>2016-02-24T08:04:18.97</dc:date>
    <meta:template xlink:type="simple" xlink:actuate="onRequest" xlink:title="Haathi" xlink:href="file:///C:/Users/kwa/AppData/Roaming/OpenOffice/4/user/template/Haathi.ott" meta:date="2016-02-24T07:59:17.95"/>
  </office:meta>
</office:document-meta>
</file>